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Object 1/" manifest:media-type="application/vnd.oasis.opendocument.chart"/>
  <manifest:file-entry manifest:full-path="/" manifest:media-type="application/vnd.oasis.opendocument.spreadsheet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3/content.xml" manifest:media-type="text/xml"/>
  <manifest:file-entry manifest:full-path="content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5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fo:background-color="transparent"/>
    </style:style>
    <style:style style:name="ce5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" style:family="table-cell" style:parent-style-name="Percent" style:data-style-name="N13"/>
    <style:style style:name="ce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9" style:family="table-cell" style:parent-style-name="Comma" style:data-style-name="N36">
      <style:table-cell-properties fo:border-top="thin solid #000000" fo:border-bottom="none" fo:border-left="thin solid #000000" fo:border-right="thin solid #000000"/>
    </style:style>
    <style:style style:name="ce10" style:family="table-cell" style:parent-style-name="Default" style:data-style-name="N36"/>
    <style:style style:name="ce11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5" style:family="table-cell" style:parent-style-name="Comma" style:data-style-name="N36">
      <style:table-cell-properties fo:border-top="none" fo:border-bottom="none" fo:border-left="thin solid #000000" fo:border-right="thin solid 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e18" style:family="table-cell" style:parent-style-name="Comma" style:data-style-name="N36">
      <style:table-cell-properties fo:border-top="none" fo:border-bottom="thin solid #000000" fo:border-left="thin solid #000000" fo:border-right="thin solid #000000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0" style:family="table-cell" style:parent-style-name="Default" style:data-style-name="N0">
      <style:table-cell-properties fo:border="thin solid #000000"/>
    </style:style>
    <style:style style:name="ce2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25" style:family="table-cell" style:parent-style-name="Comma" style:data-style-name="N36"/>
    <style:style style:name="ce26" style:family="table-cell" style:parent-style-name="Percent" style:data-style-name="N13">
      <style:table-cell-properties fo:border-top="thin solid #000000" fo:border-bottom="none" fo:border-left="thin solid #000000" fo:border-right="thin solid #000000"/>
    </style:style>
    <style:style style:name="ce27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28" style:family="table-cell" style:parent-style-name="Percent" style:data-style-name="N13">
      <style:table-cell-properties fo:border-top="none" fo:border-bottom="none" fo:border-left="thin solid #000000" fo:border-right="thin solid #000000"/>
    </style:style>
    <style:style style:name="ce29" style:family="table-cell" style:parent-style-name="Default" style:data-style-name="N0">
      <style:table-cell-properties fo:border-top="none" fo:border-bottom="none" fo:border-left="thin solid #000000" fo:border-right="none" fo:background-color="#FFFF00"/>
    </style:style>
    <style:style style:name="ce30" style:family="table-cell" style:parent-style-name="Default" style:data-style-name="N0">
      <style:table-cell-properties fo:border-top="none" fo:border-bottom="none" fo:border-left="thin solid #000000" fo:border-right="thin solid #000000" fo:background-color="#FFFF00"/>
    </style:style>
    <style:style style:name="ce31" style:family="table-cell" style:parent-style-name="Default" style:data-style-name="N0">
      <style:table-cell-properties fo:border-top="none" fo:border-bottom="none" fo:border-left="thin solid #000000" fo:border-right="none" fo:background-color="transparent"/>
    </style:style>
    <style:style style:name="ce32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3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34" style:family="table-cell" style:parent-style-name="Comma" style:data-style-name="N36">
      <style:table-cell-properties fo:border-top="thin solid #000000" fo:border-bottom="thin solid #000000" fo:border-left="thin solid #000000" fo:border-right="none"/>
    </style:style>
    <style:style style:name="ce35" style:family="table-cell" style:parent-style-name="Percent" style:data-style-name="N13">
      <style:table-cell-properties fo:border="thin solid #000000"/>
    </style:style>
    <style:style style:name="ce36" style:family="table-cell" style:parent-style-name="Default" style:data-style-name="N0">
      <style:table-cell-properties fo:border="thin solid #000000" fo:background-color="transparen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9" style:family="table-cell" style:parent-style-name="Comma" style:data-style-name="N36">
      <style:table-cell-properties fo:border="thin solid #000000"/>
    </style:style>
    <style:style style:name="ce40" style:family="table-cell" style:parent-style-name="Default" style:data-style-name="N0">
      <style:table-cell-properties fo:border-top="thin solid #FFFFFF" fo:border-bottom="none" fo:border-left="thin solid #000000" fo:border-right="none"/>
    </style:style>
    <style:style style:name="ce41" style:family="table-cell" style:parent-style-name="Percent" style:data-style-name="N13">
      <style:table-cell-properties fo:background-color="#FFFF00"/>
    </style:style>
    <style:style style:name="ce42" style:family="table-cell" style:parent-style-name="Default" style:data-style-name="N0">
      <style:table-cell-properties fo:border-top="thin solid #000000" fo:border-bottom="none" fo:border-left="thin solid #FFFFFF" fo:border-right="none"/>
    </style:style>
    <style:style style:name="ce43" style:family="table-cell" style:parent-style-name="Default" style:data-style-name="N0">
      <style:table-cell-properties fo:border-top="thin solid #000000" fo:border-bottom="thin solid #000000" fo:border-left="thin solid #FFFFFF" fo:border-right="none"/>
    </style:style>
    <style:style style:name="ce44" style:family="table-cell" style:parent-style-name="Default" style:data-style-name="N0">
      <style:table-cell-properties fo:border-top="thin solid #000000" fo:border-bottom="none" fo:border-left="thin solid #000000" fo:border-right="none"/>
      <style:text-properties fo:color="#000000" fo:font-weight="bold" style:font-weight-asian="bold" style:font-weight-complex="bold"/>
    </style:style>
    <style:style style:name="ce45" style:family="table-cell" style:parent-style-name="Default" style:data-style-name="N0">
      <style:table-cell-properties fo:border="thin solid #000000"/>
      <style:text-properties fo:color="#000000" fo:font-weight="bold" style:font-weight-asian="bold" style:font-weight-complex="bold"/>
    </style:style>
    <style:style style:name="ce46" style:family="table-cell" style:parent-style-name="Default" style:data-style-name="N0">
      <style:table-cell-properties fo:border="thin solid #000000" fo:background-color="transparent"/>
      <style:text-properties fo:color="#000000" fo:font-weight="bold" style:font-weight-asian="bold" style:font-weight-complex="bold"/>
    </style:style>
    <style:style style:name="ce47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48" style:family="table-cell" style:parent-style-name="Comma" style:data-style-name="N35">
      <style:table-cell-properties fo:border-top="thin solid #000000" fo:border-bottom="none" fo:border-left="thin solid #000000" fo:border-right="thin solid #000000"/>
    </style:style>
    <style:style style:name="ce49" style:family="table-cell" style:parent-style-name="Comma" style:data-style-name="N37">
      <style:table-cell-properties fo:border-top="none" fo:border-bottom="none" fo:border-left="none" fo:border-right="thin solid #000000"/>
      <style:text-properties fo:color="#000000"/>
    </style:style>
    <style:style style:name="ce50" style:family="table-cell" style:parent-style-name="Comma" style:data-style-name="N37">
      <style:table-cell-properties fo:border-top="none" fo:border-bottom="none" fo:border-left="thin solid #000000" fo:border-right="thin solid #000000"/>
      <style:text-properties fo:color="#000000"/>
    </style:style>
    <style:style style:name="ce51" style:family="table-cell" style:parent-style-name="Default" style:data-style-name="N37"/>
    <style:style style:name="ce52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53" style:family="table-cell" style:parent-style-name="Comma" style:data-style-name="N35">
      <style:table-cell-properties fo:border-top="none" fo:border-bottom="none" fo:border-left="thin solid #000000" fo:border-right="thin solid #000000"/>
    </style:style>
    <style:style style:name="ce54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55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57" style:family="table-cell" style:parent-style-name="Comma" style:data-style-name="N35">
      <style:table-cell-properties fo:border="thin solid #000000"/>
    </style:style>
    <style:style style:name="ce58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9" style:family="table-cell" style:parent-style-name="Default" style:data-style-name="N0">
      <style:table-cell-properties fo:border="thin solid #000000"/>
    </style:style>
    <style:style style:name="ce60" style:family="table-cell" style:parent-style-name="Comma" style:data-style-name="N37">
      <style:table-cell-properties fo:border="thin solid #000000"/>
      <style:text-properties fo:color="#000000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62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63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6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5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6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7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6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6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70" style:family="table-cell" style:parent-style-name="Comma" style:data-style-name="N36">
      <style:table-cell-properties fo:border-top="thin solid #000000" fo:border-bottom="none" fo:border-left="thin solid #000000" fo:border-right="none"/>
    </style:style>
    <style:style style:name="ce71" style:family="table-cell" style:parent-style-name="Comma" style:data-style-name="N36">
      <style:table-cell-properties fo:border-top="thin solid #000000" fo:border-bottom="none" fo:border-left="none" fo:border-right="none"/>
    </style:style>
    <style:style style:name="ce72" style:family="table-cell" style:parent-style-name="Comma" style:data-style-name="N36">
      <style:table-cell-properties fo:border-top="thin solid #000000" fo:border-bottom="none" fo:border-left="none" fo:border-right="thin solid #000000"/>
    </style:style>
    <style:style style:name="ce73" style:family="table-cell" style:parent-style-name="Comma" style:data-style-name="N36">
      <style:table-cell-properties fo:border-top="none" fo:border-bottom="thin solid #000000" fo:border-left="thin solid #000000" fo:border-right="none"/>
    </style:style>
    <style:style style:name="ce74" style:family="table-cell" style:parent-style-name="Comma" style:data-style-name="N36">
      <style:table-cell-properties fo:border-top="none" fo:border-bottom="thin solid #000000" fo:border-left="none" fo:border-right="none"/>
    </style:style>
    <style:style style:name="ce75" style:family="table-cell" style:parent-style-name="Comma" style:data-style-name="N36">
      <style:table-cell-properties fo:border-top="none" fo:border-bottom="thin solid #000000" fo:border-left="none" fo:border-right="thin solid #000000"/>
    </style:style>
    <style:style style:name="ce76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77" style:family="table-cell" style:parent-style-name="Comma_32_2" style:data-style-name="N38">
      <style:text-properties fo:color="#000000" style:font-name="Calibri" style:font-name-asian="Calibri" style:font-name-complex="Calibri" fo:font-size="10pt" style:font-size-asian="10pt" style:font-size-complex="10pt"/>
    </style:style>
    <style:style style:name="ce78" style:family="table-cell" style:parent-style-name="Comma_32_2" style:data-style-name="N3">
      <style:table-cell-properties style:vertical-align="automatic" fo:background-color="transparent" style:repeat-content="false"/>
      <style:paragraph-properties fo:text-align="start" fo:margin-left="0cm"/>
      <style:text-properties fo:color="#000000" style:font-name="Calibri" style:font-name-asian="Calibri" style:font-name-complex="Calibri" fo:font-size="10pt" style:font-size-asian="10pt" style:font-size-complex="10pt"/>
    </style:style>
    <style:style style:name="ce79" style:family="table-cell" style:parent-style-name="Normal_32_2" style:data-style-name="N3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8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2" style:family="table-cell" style:parent-style-name="Normal_32_2" style:data-style-name="N39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3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4" style:family="table-cell" style:parent-style-name="Normal_32_2" style:data-style-name="N39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5" style:family="table-cell" style:parent-style-name="Normal_32_2" style:data-style-name="N39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6" style:family="table-cell" style:parent-style-name="Normal_32_2" style:data-style-name="N39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7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8" style:family="table-cell" style:parent-style-name="Normal_32_2" style:data-style-name="N0">
      <style:table-cell-properties fo:border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89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90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91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/>
    </style:style>
    <style:style style:name="ce92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93" style:family="table-cell" style:parent-style-name="Normal_32_3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94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95" style:family="table-cell" style:parent-style-name="Normal_32_2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96" style:family="table-cell" style:parent-style-name="Normal_32_2" style:data-style-name="N0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97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98" style:family="table-cell" style:parent-style-name="Normal_32_3" style:data-style-name="N0">
      <style:table-cell-properties style:vertical-align="automatic" fo:background-color="transparent" style:cell-protect="protected"/>
      <style:text-properties fo:color="#000000"/>
    </style:style>
    <style:style style:name="ce99" style:family="table-cell" style:parent-style-name="Normal_32_3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/>
    </style:style>
    <style:style style:name="ce100" style:family="table-cell" style:parent-style-name="Normal_32_2" style:data-style-name="N0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01" style:family="table-cell" style:parent-style-name="Normal_32_2" style:data-style-name="N0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2" style:family="table-cell" style:parent-style-name="Default" style:data-style-name="N0"/>
    <style:style style:name="ce103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4" style:family="table-cell" style:parent-style-name="Comma_32_2" style:data-style-name="N38">
      <style:text-properties fo:color="#000000" style:font-name="Calibri" style:font-name-asian="Calibri" style:font-name-complex="Calibri" fo:font-size="10pt" style:font-size-asian="10pt" style:font-size-complex="10pt"/>
    </style:style>
    <style:style style:name="ce105" style:family="table-cell" style:parent-style-name="Comma_32_2" style:data-style-name="N38">
      <style:table-cell-properties fo:border-top="none" fo:border-bottom="none" fo:border-left="none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106" style:family="table-cell" style:parent-style-name="Normal_32_2" style:data-style-name="N0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7" style:family="table-cell" style:parent-style-name="Normal_32_2" style:data-style-name="N0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08" style:family="table-cell" style:parent-style-name="Comma_32_2" style:data-style-name="N38">
      <style:table-cell-properties fo:border-top="none" fo:border-bottom="thin solid #000000" fo:border-left="none" fo:border-right="none"/>
      <style:text-properties fo:color="#000000" style:font-name="Calibri" style:font-name-asian="Calibri" style:font-name-complex="Calibri" fo:font-size="10pt" style:font-size-asian="10pt" style:font-size-complex="10pt"/>
    </style:style>
    <style:style style:name="ce109" style:family="table-cell" style:parent-style-name="Comma_32_2" style:data-style-name="N38">
      <style:table-cell-properties fo:border-top="none" fo:border-bottom="thin solid #000000" fo:border-left="none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110" style:family="table-cell" style:parent-style-name="Normal_32_2" style:data-style-name="N0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1" style:family="table-cell" style:parent-style-name="Normal_32_2" style:data-style-name="N0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2" style:family="table-cell" style:parent-style-name="Normal_32_2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3" style:family="table-cell" style:parent-style-name="Normal_32_2" style:data-style-name="N0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0pt" style:font-size-asian="10pt" style:font-size-complex="10pt" fo:font-weight="bold" style:font-weight-asian="bold" style:font-weight-complex="bold"/>
    </style:style>
    <style:style style:name="ce114" style:family="table-cell" style:parent-style-name="Comma_32_2" style:data-style-name="N38">
      <style:table-cell-properties fo:border-top="none" fo:border-bottom="none" fo:border-left="thin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115" style:family="table-cell" style:parent-style-name="Comma_32_2" style:data-style-name="N38">
      <style:table-cell-properties fo:border-top="none" fo:border-bottom="thin solid #000000" fo:border-left="thin solid #000000" fo:border-right="thin solid #000000"/>
      <style:text-properties fo:color="#000000" style:font-name="Calibri" style:font-name-asian="Calibri" style:font-name-complex="Calibri" fo:font-size="10pt" style:font-size-asian="10pt" style:font-size-complex="10pt"/>
    </style:style>
    <style:style style:name="ce116" style:family="table-cell" style:parent-style-name="Normal_32_2" style:data-style-name="N0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Calibri" style:font-name-asian="Calibri" style:font-name-complex="Calibri" fo:font-size="11pt" style:font-size-asian="11pt" style:font-size-complex="11pt"/>
    </style:style>
    <style:style style:name="ce117" style:family="table-cell" style:parent-style-name="Normal_32_3" style:data-style-name="N0">
      <style:table-cell-properties style:vertical-align="middle" fo:wrap-option="wrap" fo:background-color="transparent" style:cell-protect="protected" style:repeat-content="false"/>
      <style:paragraph-properties fo:text-align="start" fo:margin-left="0cm"/>
      <style:text-properties fo:color="#000000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15.2664583333333cm" style:use-optimal-column-width="true"/>
    </style:style>
    <style:style style:name="co3" style:family="table-column">
      <style:table-column-properties fo:break-before="auto" style:column-width="2.38125cm" style:use-optimal-column-width="true"/>
    </style:style>
    <style:style style:name="co4" style:family="table-column">
      <style:table-column-properties fo:break-before="auto" style:column-width="5.953125cm" style:use-optimal-column-width="true"/>
    </style:style>
    <style:style style:name="co5" style:family="table-column">
      <style:table-column-properties fo:break-before="auto" style:column-width="4.048125cm" style:use-optimal-column-width="true"/>
    </style:style>
    <style:style style:name="co6" style:family="table-column">
      <style:table-column-properties fo:break-before="auto" style:column-width="4.31270833333333cm" style:use-optimal-column-width="true"/>
    </style:style>
    <style:style style:name="co7" style:family="table-column">
      <style:table-column-properties fo:break-before="auto" style:column-width="3.4925cm" style:use-optimal-column-width="true"/>
    </style:style>
    <style:style style:name="co8" style:family="table-column">
      <style:table-column-properties fo:break-before="auto" style:column-width="4.60375cm" style:use-optimal-column-width="true"/>
    </style:style>
    <style:style style:name="co9" style:family="table-column">
      <style:table-column-properties fo:break-before="auto" style:column-width="3.78354166666667cm" style:use-optimal-column-width="true"/>
    </style:style>
    <style:style style:name="co10" style:family="table-column">
      <style:table-column-properties fo:break-before="auto" style:column-width="7.40833333333333cm" style:use-optimal-column-width="true"/>
    </style:style>
    <style:style style:name="co11" style:family="table-column">
      <style:table-column-properties fo:break-before="auto" style:column-width="7.699375cm" style:use-optimal-column-width="true"/>
    </style:style>
    <style:style style:name="co12" style:family="table-column">
      <style:table-column-properties fo:break-before="auto" style:column-width="7.01145833333333cm" style:use-optimal-column-width="true"/>
    </style:style>
    <style:style style:name="co13" style:family="table-column">
      <style:table-column-properties fo:break-before="auto" style:column-width="5.50333333333333cm" style:use-optimal-column-width="true"/>
    </style:style>
    <style:style style:name="co14" style:family="table-column">
      <style:table-column-properties fo:break-before="auto" style:column-width="11.0860416666667cm" style:use-optimal-column-width="true"/>
    </style:style>
    <style:style style:name="co15" style:family="table-column">
      <style:table-column-properties fo:break-before="auto" style:column-width="2.619375cm" style:use-optimal-column-width="true"/>
    </style:style>
    <style:style style:name="ro1" style:family="table-row">
      <style:table-row-properties style:row-height="1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Fig_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1" table:number-columns-repeated="16375" table:default-cell-style-name="ce1"/>
        <table:table-row table:style-name="ro1">
          <table:table-cell office:value-type="string" table:style-name="ce93">
            <text:p>Title:</text:p>
          </table:table-cell>
          <table:table-cell office:value-type="string" table:style-name="ce92">
            <text:p>Humanitarian assistance by donor to South Sudan,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3">
            <text:p>Source:</text:p>
          </table:table-cell>
          <table:table-cell office:value-type="string" table:style-name="ce92">
            <text:p>Development Initiatives based on UN OCHA FTS data. Data downloaded on 16 Jul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3">
            <text:p>Notes:</text:p>
          </table:table-cell>
          <table:table-cell office:value-type="string" table:style-name="ce92">
            <text:p>US: United States; EU includes ECHO: European Commission’s Humanitarian Aid and Civil Protection department and EU: European Commission; CHF: Common Humanitarian Fund; CERF: Central Emergency Response Fund. Private includes individuals and organisations.<text:s/></text:p>
          </table:table-cell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Donor</text:p>
          </table:table-cell>
          <table:table-cell office:value-type="string" table:style-name="ce3">
            <text:p>Total</text:p>
          </table:table-cell>
          <table:table-cell table:style-name="ce1"/>
          <table:table-cell office:value-type="string" table:style-name="ce2">
            <text:p>Donor</text:p>
          </table:table-cell>
          <table:table-cell office:value-type="string" table:style-name="ce2">
            <text:p>Total</text:p>
          </table:table-cell>
          <table:table-cell office:value-type="string" table:style-name="ce4">
            <text:p>US$m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2">
            <text:p>US</text:p>
          </table:table-cell>
          <table:table-cell office:value-type="float" office:value="147540752" table:style-name="ce5">
            <text:p>147540752</text:p>
          </table:table-cell>
          <table:table-cell table:style-name="ce6"/>
          <table:table-cell office:value-type="string" table:style-name="ce7">
            <text:p>US</text:p>
          </table:table-cell>
          <table:table-cell office:value-type="float" office:value="147540752" table:style-name="ce8">
            <text:p>147540752</text:p>
          </table:table-cell>
          <table:table-cell office:value-type="float" office:value="147.540752" table:formula="msoxl:=F7/1000000" table:style-name="ce9">
            <text:p><text:s/>147.5<text:s/></text:p>
          </table:table-cell>
          <table:table-cell office:value-type="float" office:value="394.41918299999998" table:formula="msoxl:=SUM(G7:G11)" table:style-name="ce10">
            <text:p><text:s/>394.4<text:s/></text:p>
          </table:table-cell>
          <table:table-cell office:value-type="float" office:value="394419183" table:formula="msoxl:=H7*1000000" table:style-name="ce1">
            <text:p>394419183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1">
            <text:p>ECHO</text:p>
          </table:table-cell>
          <table:table-cell office:value-type="float" office:value="93766229" table:style-name="ce12">
            <text:p>93766229</text:p>
          </table:table-cell>
          <table:table-cell table:style-name="ce1"/>
          <table:table-cell office:value-type="string" table:style-name="ce13">
            <text:p>EU</text:p>
          </table:table-cell>
          <table:table-cell office:value-type="float" office:value="95668187" table:formula="msoxl:=C8+C28" table:style-name="ce14">
            <text:p>95668187</text:p>
          </table:table-cell>
          <table:table-cell office:value-type="float" office:value="95.668187000000003" table:formula="msoxl:=F8/1000000" table:style-name="ce15">
            <text:p><text:s/>95.7<text:s/></text:p>
          </table:table-cell>
          <table:table-cell office:value-type="float" office:value="95668187" table:formula="msoxl:=G8*1000000" table:style-name="ce1">
            <text:p>95668187</text:p>
          </table:table-cell>
          <table:table-cell office:value-type="percentage" office:value="0.64805182602214995" table:formula="msoxl:=I7/C100" table:style-name="ce6">
            <text:p>65%</text:p>
          </table:table-cell>
          <table:table-cell table:number-columns-repeated="16375"/>
        </table:table-row>
        <table:table-row table:style-name="ro1">
          <table:table-cell table:style-name="ce1"/>
          <table:table-cell office:value-type="string" table:style-name="ce11">
            <text:p>UK</text:p>
          </table:table-cell>
          <table:table-cell office:value-type="float" office:value="63214556" table:style-name="ce12">
            <text:p>63214556</text:p>
          </table:table-cell>
          <table:table-cell table:style-name="ce1"/>
          <table:table-cell office:value-type="string" table:style-name="ce13">
            <text:p>UK</text:p>
          </table:table-cell>
          <table:table-cell office:value-type="float" office:value="63214556" table:style-name="ce14">
            <text:p>63214556</text:p>
          </table:table-cell>
          <table:table-cell office:value-type="float" office:value="63.214556000000002" table:formula="msoxl:=F9/1000000" table:style-name="ce15">
            <text:p><text:s/>63.2<text:s/></text:p>
          </table:table-cell>
          <table:table-cell office:value-type="percentage" office:value="0.15718795116914611" table:formula="msoxl:=H8/C100" table:style-name="ce6">
            <text:p>16%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office:value-type="string" table:style-name="ce11">
            <text:p>Germany</text:p>
          </table:table-cell>
          <table:table-cell office:value-type="float" office:value="44227743" table:style-name="ce12">
            <text:p>44227743</text:p>
          </table:table-cell>
          <table:table-cell table:style-name="ce1"/>
          <table:table-cell office:value-type="string" table:style-name="ce13">
            <text:p>Germany</text:p>
          </table:table-cell>
          <table:table-cell office:value-type="float" office:value="44227743" table:style-name="ce14">
            <text:p>44227743</text:p>
          </table:table-cell>
          <table:table-cell office:value-type="float" office:value="44.227742999999997" table:formula="msoxl:=F10/1000000" table:style-name="ce15">
            <text:p><text:s/>44.2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Canada</text:p>
          </table:table-cell>
          <table:table-cell office:value-type="float" office:value="43767945" table:style-name="ce12">
            <text:p>43767945</text:p>
          </table:table-cell>
          <table:table-cell table:style-name="ce1"/>
          <table:table-cell office:value-type="string" table:style-name="ce13">
            <text:p>Canada</text:p>
          </table:table-cell>
          <table:table-cell office:value-type="float" office:value="43767945" table:style-name="ce14">
            <text:p>43767945</text:p>
          </table:table-cell>
          <table:table-cell office:value-type="float" office:value="43.767944999999997" table:formula="msoxl:=F11/1000000" table:style-name="ce15">
            <text:p><text:s/>43.8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CHF</text:p>
          </table:table-cell>
          <table:table-cell office:value-type="float" office:value="39953287" table:style-name="ce12">
            <text:p>39953287</text:p>
          </table:table-cell>
          <table:table-cell table:style-name="ce1"/>
          <table:table-cell office:value-type="string" table:style-name="ce13">
            <text:p>CHF</text:p>
          </table:table-cell>
          <table:table-cell office:value-type="float" office:value="39953287" table:style-name="ce14">
            <text:p>39953287</text:p>
          </table:table-cell>
          <table:table-cell office:value-type="float" office:value="39.953287000000003" table:formula="msoxl:=F12/1000000" table:style-name="ce15">
            <text:p><text:s/>40.0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Carry-over (donors not specified)</text:p>
          </table:table-cell>
          <table:table-cell office:value-type="float" office:value="38409670" table:style-name="ce12">
            <text:p>38409670</text:p>
          </table:table-cell>
          <table:table-cell table:style-name="ce1"/>
          <table:table-cell office:value-type="string" table:style-name="ce13">
            <text:p>CERF</text:p>
          </table:table-cell>
          <table:table-cell office:value-type="float" office:value="21573631" table:style-name="ce14">
            <text:p>21573631</text:p>
          </table:table-cell>
          <table:table-cell office:value-type="float" office:value="21.573630999999999" table:formula="msoxl:=F13/1000000" table:style-name="ce15">
            <text:p><text:s/>21.6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Central Emergency Response Fund</text:p>
          </table:table-cell>
          <table:table-cell office:value-type="float" office:value="21573631" table:style-name="ce12">
            <text:p>21573631</text:p>
          </table:table-cell>
          <table:table-cell table:style-name="ce1"/>
          <table:table-cell office:value-type="string" table:style-name="ce13">
            <text:p>Denmark</text:p>
          </table:table-cell>
          <table:table-cell office:value-type="float" office:value="20713507" table:style-name="ce14">
            <text:p>20713507</text:p>
          </table:table-cell>
          <table:table-cell office:value-type="float" office:value="20.713507" table:formula="msoxl:=F14/1000000" table:style-name="ce15">
            <text:p><text:s/>20.7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Denmark</text:p>
          </table:table-cell>
          <table:table-cell office:value-type="float" office:value="20713507" table:style-name="ce12">
            <text:p>20713507</text:p>
          </table:table-cell>
          <table:table-cell table:style-name="ce1"/>
          <table:table-cell office:value-type="string" table:style-name="ce13">
            <text:p>Japan</text:p>
          </table:table-cell>
          <table:table-cell office:value-type="float" office:value="20176079" table:style-name="ce14">
            <text:p>20176079</text:p>
          </table:table-cell>
          <table:table-cell office:value-type="float" office:value="20.176079000000001" table:formula="msoxl:=F15/1000000" table:style-name="ce15">
            <text:p><text:s/>20.2<text:s/></text:p>
          </table:table-cell>
          <table:table-cell table:number-columns-repeated="16377" table:style-name="ce1"/>
        </table:table-row>
        <table:table-row table:style-name="ro1">
          <table:table-cell table:style-name="ce1"/>
          <table:table-cell office:value-type="string" table:style-name="ce11">
            <text:p>Japan</text:p>
          </table:table-cell>
          <table:table-cell office:value-type="float" office:value="20176079" table:style-name="ce12">
            <text:p>20176079</text:p>
          </table:table-cell>
          <table:table-cell table:style-name="ce1"/>
          <table:table-cell office:value-type="string" table:style-name="ce16">
            <text:p>Private<text:s/></text:p>
          </table:table-cell>
          <table:table-cell office:value-type="float" office:value="20138997" table:style-name="ce17">
            <text:p>20138997</text:p>
          </table:table-cell>
          <table:table-cell office:value-type="float" office:value="20.138997" table:formula="msoxl:=F16/1000000" table:style-name="ce18">
            <text:p><text:s/>20.1<text:s/></text:p>
          </table:table-cell>
          <table:table-cell table:number-columns-repeated="16377" table:style-name="ce1"/>
        </table:table-row>
        <table:table-row table:style-name="ro1">
          <table:table-cell/>
          <table:table-cell office:value-type="string" table:style-name="ce11">
            <text:p>Private (individuals &amp; organisations)</text:p>
          </table:table-cell>
          <table:table-cell office:value-type="float" office:value="20138997" table:style-name="ce12">
            <text:p>2013899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Various Donors (details not yet provided)</text:p>
          </table:table-cell>
          <table:table-cell office:value-type="float" office:value="15216028" table:style-name="ce12">
            <text:p>1521602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weden</text:p>
          </table:table-cell>
          <table:table-cell office:value-type="float" office:value="13599661" table:style-name="ce12">
            <text:p>13599661</text:p>
          </table:table-cell>
          <table:table-cell table:style-name="ce1">
            <draw:frame xmlns:presentation="urn:oasis:names:tc:opendocument:xmlns:presentation:1.0" draw:z-index="1" draw:id="id0" draw:style-name="a0" draw:name="Chart 1" svg:x="0.4375in" svg:y="0.07292in" svg:width="5.10417in" svg:height="3.10625in" style:rel-width="scale" style:rel-height="scale">
              <draw:object xlink:href="Object 1/" xlink:type="simple" xlink:show="embed" xlink:actuate="onLoad"/>
              <svg:desc/>
            </draw:frame>
          </table:table-cell>
          <table:table-cell table:number-columns-repeated="16380"/>
        </table:table-row>
        <table:table-row table:style-name="ro1">
          <table:table-cell/>
          <table:table-cell office:value-type="string" table:style-name="ce11">
            <text:p>Norway</text:p>
          </table:table-cell>
          <table:table-cell office:value-type="float" office:value="13246286" table:style-name="ce12">
            <text:p>1324628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witzerland</text:p>
          </table:table-cell>
          <table:table-cell office:value-type="float" office:value="12888367" table:style-name="ce12">
            <text:p>1288836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llocation of unearmarked funds by WFP</text:p>
          </table:table-cell>
          <table:table-cell office:value-type="float" office:value="10700000" table:style-name="ce12">
            <text:p>107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reland</text:p>
          </table:table-cell>
          <table:table-cell office:value-type="float" office:value="8276049" table:style-name="ce12">
            <text:p>827604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Finland</text:p>
          </table:table-cell>
          <table:table-cell office:value-type="float" office:value="5372807" table:style-name="ce12">
            <text:p>537280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Netherlands</text:p>
          </table:table-cell>
          <table:table-cell office:value-type="float" office:value="3495923" table:style-name="ce12">
            <text:p>349592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Luxembourg</text:p>
          </table:table-cell>
          <table:table-cell office:value-type="float" office:value="2832045" table:style-name="ce12">
            <text:p>283204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Belgium</text:p>
          </table:table-cell>
          <table:table-cell office:value-type="float" office:value="2212389" table:style-name="ce12">
            <text:p>221238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European Commission</text:p>
          </table:table-cell>
          <table:table-cell office:value-type="float" office:value="1901958" table:style-name="ce12">
            <text:p>190195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taly</text:p>
          </table:table-cell>
          <table:table-cell office:value-type="float" office:value="1659292" table:style-name="ce12">
            <text:p>165929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Bilateral (affected government)</text:p>
          </table:table-cell>
          <table:table-cell office:value-type="float" office:value="1526074" table:style-name="ce12">
            <text:p>152607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llocation of unearmarked funds by UNFPA</text:p>
          </table:table-cell>
          <table:table-cell office:value-type="float" office:value="740000" table:style-name="ce12">
            <text:p>74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France</text:p>
          </table:table-cell>
          <table:table-cell office:value-type="float" office:value="327869" table:style-name="ce12">
            <text:p>32786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ustria</text:p>
          </table:table-cell>
          <table:table-cell office:value-type="float" office:value="273224" table:style-name="ce12">
            <text:p>27322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World Bank</text:p>
          </table:table-cell>
          <table:table-cell office:value-type="float" office:value="223353" table:style-name="ce12">
            <text:p>22335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S Fund for UNICEF</text:p>
          </table:table-cell>
          <table:table-cell office:value-type="float" office:value="118750" table:style-name="ce12">
            <text:p>1187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CEF National Committee/United Kingdom</text:p>
          </table:table-cell>
          <table:table-cell office:value-type="float" office:value="101010" table:style-name="ce12">
            <text:p>1010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Liechtenstein</text:p>
          </table:table-cell>
          <table:table-cell office:value-type="float" office:value="98151" table:style-name="ce12">
            <text:p>9815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 Programme on HIV/AIDS</text:p>
          </table:table-cell>
          <table:table-cell office:value-type="float" office:value="80250" table:style-name="ce12">
            <text:p>8025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CEF National Committee/Spain</text:p>
          </table:table-cell>
          <table:table-cell office:value-type="float" office:value="71712" table:style-name="ce12">
            <text:p>717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CEF National Committee/Luxembourg</text:p>
          </table:table-cell>
          <table:table-cell office:value-type="float" office:value="43835" table:style-name="ce12">
            <text:p>4383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CEF National Committee/Italy</text:p>
          </table:table-cell>
          <table:table-cell office:value-type="float" office:value="36512" table:style-name="ce12">
            <text:p>3651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CEF National Committee/Australia</text:p>
          </table:table-cell>
          <table:table-cell office:value-type="float" office:value="28128" table:style-name="ce12">
            <text:p>2812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pain</text:p>
          </table:table-cell>
          <table:table-cell office:value-type="float" office:value="13115" table:style-name="ce12">
            <text:p>1311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Qatar</text:p>
          </table:table-cell>
          <table:table-cell office:value-type="float" office:value="11005" table:style-name="ce12">
            <text:p>1100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mmunity Agribusiness Development Agency</text:p>
          </table:table-cell>
          <table:table-cell office:value-type="float" office:value="-80000" table:style-name="ce12">
            <text:p>-8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Joint Aid Management International</text:p>
          </table:table-cell>
          <table:table-cell office:value-type="float" office:value="-90164" table:style-name="ce12">
            <text:p>-9016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udan Medical Care</text:p>
          </table:table-cell>
          <table:table-cell office:value-type="float" office:value="-100000" table:style-name="ce12">
            <text:p>-1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upport for Peace and Education Development Program</text:p>
          </table:table-cell>
          <table:table-cell office:value-type="float" office:value="-100000" table:style-name="ce12">
            <text:p>-1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Lacha Community and Economic Development</text:p>
          </table:table-cell>
          <table:table-cell office:value-type="float" office:value="-100002" table:style-name="ce12">
            <text:p>-10000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Fashoda Youth Forum</text:p>
          </table:table-cell>
          <table:table-cell office:value-type="float" office:value="-119995" table:style-name="ce12">
            <text:p>-11999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tandard Action Liaison Focus</text:p>
          </table:table-cell>
          <table:table-cell office:value-type="float" office:value="-120002" table:style-name="ce12">
            <text:p>-12000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The Health Support Organization</text:p>
          </table:table-cell>
          <table:table-cell office:value-type="float" office:value="-125009" table:style-name="ce12">
            <text:p>-12500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outh Sudan Development Agency</text:p>
          </table:table-cell>
          <table:table-cell office:value-type="float" office:value="-145075" table:style-name="ce12">
            <text:p>-14507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dvocates Coalition for Rights and Development</text:p>
          </table:table-cell>
          <table:table-cell office:value-type="float" office:value="-150000" table:style-name="ce12">
            <text:p>-15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mmunity in Need Aid</text:p>
          </table:table-cell>
          <table:table-cell office:value-type="float" office:value="-160019" table:style-name="ce12">
            <text:p>-16001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nfident Children out of Conflict</text:p>
          </table:table-cell>
          <table:table-cell office:value-type="float" office:value="-189984" table:style-name="ce12">
            <text:p>-18998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mitato Collaborazione Medica</text:p>
          </table:table-cell>
          <table:table-cell office:value-type="float" office:value="-199563" table:style-name="ce12">
            <text:p>-19956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ted Nations High Commissioner for Refugees</text:p>
          </table:table-cell>
          <table:table-cell office:value-type="float" office:value="-199842" table:style-name="ce12">
            <text:p>-19984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CT Alliance / Finn Church Aid</text:p>
          </table:table-cell>
          <table:table-cell office:value-type="float" office:value="-200000" table:style-name="ce12">
            <text:p>-2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hristian Mission Aid</text:p>
          </table:table-cell>
          <table:table-cell office:value-type="float" office:value="-200000" table:style-name="ce12">
            <text:p>-2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Relief International</text:p>
          </table:table-cell>
          <table:table-cell office:value-type="float" office:value="-200000" table:style-name="ce12">
            <text:p>-2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Rural Water and Sanitation Support Agency</text:p>
          </table:table-cell>
          <table:table-cell office:value-type="float" office:value="-200000" table:style-name="ce12">
            <text:p>-2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BIS</text:p>
          </table:table-cell>
          <table:table-cell office:value-type="float" office:value="-200343" table:style-name="ce12">
            <text:p>-20034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Health Link South Sudan</text:p>
          </table:table-cell>
          <table:table-cell office:value-type="float" office:value="-221000" table:style-name="ce12">
            <text:p>-221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mitato di Coordinamento delle Organizzazione per il Servizio Volontario</text:p>
          </table:table-cell>
          <table:table-cell office:value-type="float" office:value="-224582" table:style-name="ce12">
            <text:p>-22458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ted Nations Population Fund</text:p>
          </table:table-cell>
          <table:table-cell office:value-type="float" office:value="-229857" table:style-name="ce12">
            <text:p>-229857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Nonviolent Peaceforce</text:p>
          </table:table-cell>
          <table:table-cell office:value-type="float" office:value="-250078" table:style-name="ce12">
            <text:p>-25007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World Relief</text:p>
          </table:table-cell>
          <table:table-cell office:value-type="float" office:value="-263699" table:style-name="ce12">
            <text:p>-26369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llegio Universitario Aspirante e Medici Missionari</text:p>
          </table:table-cell>
          <table:table-cell office:value-type="float" office:value="-276978" table:style-name="ce12">
            <text:p>-27697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Hold the Child Organisation</text:p>
          </table:table-cell>
          <table:table-cell office:value-type="float" office:value="-287190" table:style-name="ce12">
            <text:p>-28719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Polish Humanitarian Action</text:p>
          </table:table-cell>
          <table:table-cell office:value-type="float" office:value="-350000" table:style-name="ce12">
            <text:p>-35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amaritan's Purse</text:p>
          </table:table-cell>
          <table:table-cell office:value-type="float" office:value="-398740" table:style-name="ce12">
            <text:p>-3987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Danish De-mining Group</text:p>
          </table:table-cell>
          <table:table-cell office:value-type="float" office:value="-400000" table:style-name="ce12">
            <text:p>-4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olidarités International</text:p>
          </table:table-cell>
          <table:table-cell office:value-type="float" office:value="-400000" table:style-name="ce12">
            <text:p>-4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Vétérinaires sans Frontières (Switzerland)</text:p>
          </table:table-cell>
          <table:table-cell office:value-type="float" office:value="-400000" table:style-name="ce12">
            <text:p>-4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versal Network for Knowledge and Empowerment Agency</text:p>
          </table:table-cell>
          <table:table-cell office:value-type="float" office:value="-451721" table:style-name="ce12">
            <text:p>-45172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World Vision South Sudan</text:p>
          </table:table-cell>
          <table:table-cell office:value-type="float" office:value="-490000" table:style-name="ce12">
            <text:p>-49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OXFAM GB</text:p>
          </table:table-cell>
          <table:table-cell office:value-type="float" office:value="-500000" table:style-name="ce12">
            <text:p>-5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Save the Children<text:s/></text:p>
          </table:table-cell>
          <table:table-cell office:value-type="float" office:value="-502210" table:style-name="ce12">
            <text:p>-50221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Norwegian Refugee Council</text:p>
          </table:table-cell>
          <table:table-cell office:value-type="float" office:value="-545995" table:style-name="ce12">
            <text:p>-54599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World Health Organization</text:p>
          </table:table-cell>
          <table:table-cell office:value-type="float" office:value="-633196" table:style-name="ce12">
            <text:p>-63319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CT Alliance / Lutheran World Federation</text:p>
          </table:table-cell>
          <table:table-cell office:value-type="float" office:value="-633995" table:style-name="ce12">
            <text:p>-63399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CF - USA</text:p>
          </table:table-cell>
          <table:table-cell office:value-type="float" office:value="-760648" table:style-name="ce12">
            <text:p>-760648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Nile Hope</text:p>
          </table:table-cell>
          <table:table-cell office:value-type="float" office:value="-797209" table:style-name="ce12">
            <text:p>-79720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NTERSOS</text:p>
          </table:table-cell>
          <table:table-cell office:value-type="float" office:value="-831352" table:style-name="ce12">
            <text:p>-83135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versal Intervention and Development Organization</text:p>
          </table:table-cell>
          <table:table-cell office:value-type="float" office:value="-851136" table:style-name="ce12">
            <text:p>-85113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MEDAIR</text:p>
          </table:table-cell>
          <table:table-cell office:value-type="float" office:value="-900000" table:style-name="ce12">
            <text:p>-9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oncern Worldwide</text:p>
          </table:table-cell>
          <table:table-cell office:value-type="float" office:value="-905274" table:style-name="ce12">
            <text:p>-905274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nternational Rescue Committee</text:p>
          </table:table-cell>
          <table:table-cell office:value-type="float" office:value="-965286" table:style-name="ce12">
            <text:p>-965286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Agency for Technical Cooperation and Development</text:p>
          </table:table-cell>
          <table:table-cell office:value-type="float" office:value="-999999" table:style-name="ce12">
            <text:p>-99999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nternational Medical Corps UK</text:p>
          </table:table-cell>
          <table:table-cell office:value-type="float" office:value="-1058872" table:style-name="ce12">
            <text:p>-105887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GOAL</text:p>
          </table:table-cell>
          <table:table-cell office:value-type="float" office:value="-1077133" table:style-name="ce12">
            <text:p>-107713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CARE International</text:p>
          </table:table-cell>
          <table:table-cell office:value-type="float" office:value="-1102593" table:style-name="ce12">
            <text:p>-110259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Office for the Coordination of Humanitarian Affairs</text:p>
          </table:table-cell>
          <table:table-cell office:value-type="float" office:value="-1122505" table:style-name="ce12">
            <text:p>-1122505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Danish Refugee Council</text:p>
          </table:table-cell>
          <table:table-cell office:value-type="float" office:value="-1947000" table:style-name="ce12">
            <text:p>-1947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Food &amp; Agriculture Organization of the United Nations</text:p>
          </table:table-cell>
          <table:table-cell office:value-type="float" office:value="-2000000" table:style-name="ce12">
            <text:p>-2000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International Organization for Migration</text:p>
          </table:table-cell>
          <table:table-cell office:value-type="float" office:value="-4119000" table:style-name="ce12">
            <text:p>-411900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United Nations Children's Fund</text:p>
          </table:table-cell>
          <table:table-cell office:value-type="float" office:value="-4362602" table:style-name="ce12">
            <text:p>-4362602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1">
            <text:p>World Food Programme</text:p>
          </table:table-cell>
          <table:table-cell office:value-type="float" office:value="-5813439" table:style-name="ce12">
            <text:p>-5813439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Grand Total</text:p>
          </table:table-cell>
          <table:table-cell office:value-type="float" office:value="608622902" table:style-name="ce20">
            <text:p>608622902</text:p>
          </table:table-cell>
          <table:table-cell table:number-columns-repeated="16381"/>
        </table:table-row>
        <table:table-row table:number-rows-repeated="1048476" table:style-name="ro1">
          <table:table-cell table:number-columns-repeated="16384"/>
        </table:table-row>
      </table:table>
      <table:table table:name="Fig__2" table:style-name="ta2"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99">
            <text:p>Title:</text:p>
          </table:table-cell>
          <table:table-cell office:value-type="string" table:style-name="ce98">
            <text:p>UN co-ordinated appeals for South Sudan, 2012-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9">
            <text:p>Source:</text:p>
          </table:table-cell>
          <table:table-cell office:value-type="string" table:style-name="ce98">
            <text:p>Development Initiatives based on UN OCHA FTS data. Data downloaded on 18 July 2016</text:p>
          </table:table-cell>
          <table:table-cell table:number-columns-repeated="16382" table:style-name="ce1"/>
        </table:table-row>
        <table:table-row table:style-name="ro1">
          <table:table-cell table:style-name="ce99"/>
          <table:table-cell table:style-name="ce98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 table:style-name="ce1"/>
          <table:table-cell table:style-name="ce96"/>
          <table:table-cell office:value-type="string" table:style-name="ce112">
            <text:p>Funding</text:p>
          </table:table-cell>
          <table:table-cell office:value-type="string" table:style-name="ce95">
            <text:p>Unmet needs</text:p>
          </table:table-cell>
          <table:table-cell office:value-type="string" table:style-name="ce112">
            <text:p>Funding</text:p>
          </table:table-cell>
          <table:table-cell office:value-type="string" table:style-name="ce95">
            <text:p>Unmet needs</text:p>
          </table:table-cell>
          <table:table-cell office:value-type="string" table:style-name="ce112">
            <text:p>Requirements</text:p>
          </table:table-cell>
          <table:table-cell office:value-type="string" table:style-name="ce100">
            <text:p>Requirements</text:p>
          </table:table-cell>
          <table:table-cell table:number-columns-repeated="16376" table:style-name="ce1"/>
        </table:table-row>
        <table:table-row table:style-name="ro2">
          <table:table-cell table:style-name="ce1"/>
          <table:table-cell table:style-name="ce107"/>
          <table:table-cell office:value-type="string" table:style-name="ce113">
            <text:p>South Sudan Appeal</text:p>
          </table:table-cell>
          <table:table-cell office:value-type="string" table:style-name="ce110">
            <text:p>South Sudan Appeal</text:p>
          </table:table-cell>
          <table:table-cell office:value-type="string" table:style-name="ce113">
            <text:p>South Sudan RRP</text:p>
          </table:table-cell>
          <table:table-cell office:value-type="string" table:style-name="ce110">
            <text:p>South Sudan RRP</text:p>
          </table:table-cell>
          <table:table-cell office:value-type="string" table:style-name="ce113">
            <text:p>South Sudan Appeal</text:p>
          </table:table-cell>
          <table:table-cell office:value-type="string" table:style-name="ce111">
            <text:p>South Sudan RRP</text:p>
          </table:table-cell>
          <table:table-cell table:number-columns-repeated="16376" table:style-name="ce1"/>
        </table:table-row>
        <table:table-row table:style-name="ro1">
          <table:table-cell table:style-name="ce1"/>
          <table:table-cell table:style-name="ce13"/>
          <table:table-cell table:style-name="ce32"/>
          <table:table-cell table:style-name="ce102"/>
          <table:table-cell table:style-name="ce32"/>
          <table:table-cell table:style-name="ce102"/>
          <table:table-cell table:style-name="ce32"/>
          <table:table-cell table:style-name="ce103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012" table:style-name="ce81">
            <text:p>2012</text:p>
          </table:table-cell>
          <table:table-cell office:value-type="float" office:value="787.27773400000001" table:style-name="ce114">
            <text:p><text:s/>787<text:s/></text:p>
          </table:table-cell>
          <table:table-cell office:value-type="float" office:value="389.61447900000002" table:style-name="ce104">
            <text:p><text:s/>390<text:s/></text:p>
          </table:table-cell>
          <table:table-cell table:style-name="ce114"/>
          <table:table-cell table:style-name="ce104"/>
          <table:table-cell office:value-type="float" office:value="1176.8922130000001" table:style-name="ce114">
            <text:p><text:s/>1,177<text:s/></text:p>
          </table:table-cell>
          <table:table-cell table:style-name="ce105"/>
          <table:table-cell table:number-columns-repeated="16376" table:style-name="ce1"/>
        </table:table-row>
        <table:table-row table:style-name="ro2">
          <table:table-cell table:style-name="ce1"/>
          <table:table-cell table:style-name="ce101"/>
          <table:table-cell table:style-name="ce114"/>
          <table:table-cell table:style-name="ce104"/>
          <table:table-cell table:style-name="ce114"/>
          <table:table-cell table:style-name="ce104"/>
          <table:table-cell table:style-name="ce114"/>
          <table:table-cell table:style-name="ce105"/>
          <table:table-cell table:number-columns-repeated="16376" table:style-name="ce1"/>
        </table:table-row>
        <table:table-row table:style-name="ro2">
          <table:table-cell table:style-name="ce1"/>
          <table:table-cell table:style-name="ce101"/>
          <table:table-cell table:style-name="ce114"/>
          <table:table-cell table:style-name="ce104"/>
          <table:table-cell table:style-name="ce114"/>
          <table:table-cell table:style-name="ce104"/>
          <table:table-cell table:style-name="ce114"/>
          <table:table-cell table:style-name="ce106"/>
          <table:table-cell table:number-columns-repeated="16376" table:style-name="ce1"/>
        </table:table-row>
        <table:table-row table:style-name="ro2">
          <table:table-cell table:style-name="ce1"/>
          <table:table-cell office:value-type="float" office:value="2013" table:style-name="ce81">
            <text:p>2013</text:p>
          </table:table-cell>
          <table:table-cell office:value-type="float" office:value="771.92035899999996" table:style-name="ce114">
            <text:p><text:s/>772<text:s/></text:p>
          </table:table-cell>
          <table:table-cell office:value-type="float" office:value="300.11707100000001" table:style-name="ce104">
            <text:p><text:s/>300<text:s/></text:p>
          </table:table-cell>
          <table:table-cell table:style-name="ce114"/>
          <table:table-cell table:style-name="ce104"/>
          <table:table-cell office:value-type="float" office:value="1072.0374300000001" table:style-name="ce114">
            <text:p><text:s/>1,072<text:s/></text:p>
          </table:table-cell>
          <table:table-cell table:style-name="ce105"/>
          <table:table-cell table:number-columns-repeated="16376" table:style-name="ce1"/>
        </table:table-row>
        <table:table-row table:style-name="ro2">
          <table:table-cell table:style-name="ce1"/>
          <table:table-cell table:style-name="ce101"/>
          <table:table-cell table:style-name="ce114"/>
          <table:table-cell table:style-name="ce104"/>
          <table:table-cell table:style-name="ce114"/>
          <table:table-cell table:style-name="ce104"/>
          <table:table-cell table:style-name="ce114"/>
          <table:table-cell table:style-name="ce105"/>
          <table:table-cell table:number-columns-repeated="16376" table:style-name="ce1"/>
        </table:table-row>
        <table:table-row table:style-name="ro2">
          <table:table-cell table:style-name="ce1"/>
          <table:table-cell table:style-name="ce101"/>
          <table:table-cell table:style-name="ce114"/>
          <table:table-cell table:style-name="ce104"/>
          <table:table-cell table:style-name="ce114"/>
          <table:table-cell table:style-name="ce104"/>
          <table:table-cell table:style-name="ce116"/>
          <table:table-cell table:style-name="ce106"/>
          <table:table-cell table:number-columns-repeated="2" table:style-name="ce1"/>
          <table:table-cell table:number-columns-repeated="11" table:style-name="ce76"/>
          <table:table-cell table:number-columns-repeated="16363"/>
        </table:table-row>
        <table:table-row table:style-name="ro2">
          <table:table-cell table:style-name="ce1"/>
          <table:table-cell office:value-type="float" office:value="2014" table:style-name="ce81">
            <text:p>2014</text:p>
          </table:table-cell>
          <table:table-cell office:value-type="float" office:value="1592.1162420000001" table:style-name="ce114">
            <text:p><text:s/>1,592<text:s/></text:p>
          </table:table-cell>
          <table:table-cell office:value-type="float" office:value="209.637182" table:style-name="ce104">
            <text:p><text:s/>210<text:s/></text:p>
          </table:table-cell>
          <table:table-cell table:style-name="ce114"/>
          <table:table-cell table:style-name="ce104"/>
          <table:table-cell office:value-type="float" office:value="1801.753424" table:style-name="ce114">
            <text:p><text:s/>1,802<text:s/></text:p>
          </table:table-cell>
          <table:table-cell table:style-name="ce105"/>
          <table:table-cell table:number-columns-repeated="2" table:style-name="ce1"/>
          <table:table-cell table:number-columns-repeated="11" table:style-name="ce76"/>
          <table:table-cell table:number-columns-repeated="16363"/>
        </table:table-row>
        <table:table-row table:style-name="ro2">
          <table:table-cell table:style-name="ce1"/>
          <table:table-cell table:style-name="ce101"/>
          <table:table-cell table:style-name="ce114"/>
          <table:table-cell table:style-name="ce104"/>
          <table:table-cell office:value-type="float" office:value="355.37756400000001" table:style-name="ce114">
            <text:p><text:s/>355<text:s/></text:p>
          </table:table-cell>
          <table:table-cell office:value-type="float" office:value="302.29204499999997" table:style-name="ce104">
            <text:p><text:s/>302<text:s/></text:p>
          </table:table-cell>
          <table:table-cell table:style-name="ce114"/>
          <table:table-cell office:value-type="float" office:value="657.66960900000004" table:style-name="ce105">
            <text:p><text:s/>658<text:s/></text:p>
          </table:table-cell>
          <table:table-cell table:number-columns-repeated="2" table:style-name="ce1"/>
          <table:table-cell table:number-columns-repeated="11" table:style-name="ce76"/>
          <table:table-cell table:number-columns-repeated="16363"/>
        </table:table-row>
        <table:table-row table:style-name="ro2">
          <table:table-cell/>
          <table:table-cell table:style-name="ce101"/>
          <table:table-cell table:style-name="ce114"/>
          <table:table-cell table:style-name="ce104"/>
          <table:table-cell table:style-name="ce114"/>
          <table:table-cell table:style-name="ce104"/>
          <table:table-cell table:style-name="ce116"/>
          <table:table-cell table:style-name="ce106"/>
          <table:table-cell table:number-columns-repeated="2" table:style-name="ce1"/>
          <table:table-cell table:number-columns-repeated="11" table:style-name="ce76"/>
          <table:table-cell table:number-columns-repeated="16363"/>
        </table:table-row>
        <table:table-row table:style-name="ro2">
          <table:table-cell/>
          <table:table-cell office:value-type="float" office:value="2015" table:style-name="ce81">
            <text:p>2015</text:p>
          </table:table-cell>
          <table:table-cell office:value-type="float" office:value="1080.8143769999999" table:style-name="ce114">
            <text:p><text:s/>1,081<text:s/></text:p>
          </table:table-cell>
          <table:table-cell office:value-type="float" office:value="554.70671800000002" table:style-name="ce104">
            <text:p><text:s/>555<text:s/></text:p>
          </table:table-cell>
          <table:table-cell table:style-name="ce114"/>
          <table:table-cell table:style-name="ce104"/>
          <table:table-cell office:value-type="float" office:value="1635.5210950000001" table:style-name="ce114">
            <text:p><text:s/>1,636<text:s/></text:p>
          </table:table-cell>
          <table:table-cell table:style-name="ce105"/>
          <table:table-cell table:number-columns-repeated="16376" table:style-name="ce1"/>
        </table:table-row>
        <table:table-row table:style-name="ro2">
          <table:table-cell/>
          <table:table-cell table:style-name="ce101"/>
          <table:table-cell table:style-name="ce114"/>
          <table:table-cell table:style-name="ce104"/>
          <table:table-cell office:value-type="float" office:value="186.18659" table:style-name="ce114">
            <text:p><text:s/>186<text:s/></text:p>
          </table:table-cell>
          <table:table-cell office:value-type="float" office:value="471.60748899999999" table:style-name="ce104">
            <text:p><text:s/>472<text:s/></text:p>
          </table:table-cell>
          <table:table-cell table:style-name="ce114"/>
          <table:table-cell office:value-type="float" office:value="657.79407900000001" table:style-name="ce105">
            <text:p><text:s/>658<text:s/></text:p>
          </table:table-cell>
          <table:table-cell table:number-columns-repeated="16376" table:style-name="ce1"/>
        </table:table-row>
        <table:table-row table:style-name="ro2">
          <table:table-cell/>
          <table:table-cell table:style-name="ce101"/>
          <table:table-cell table:style-name="ce114"/>
          <table:table-cell table:style-name="ce104"/>
          <table:table-cell table:style-name="ce114"/>
          <table:table-cell table:style-name="ce104"/>
          <table:table-cell table:style-name="ce116"/>
          <table:table-cell table:style-name="ce106"/>
          <table:table-cell table:number-columns-repeated="6" table:style-name="ce76"/>
          <table:table-cell table:style-name="ce79"/>
          <table:table-cell table:style-name="ce78"/>
          <table:table-cell table:number-columns-repeated="5" table:style-name="ce76"/>
          <table:table-cell table:number-columns-repeated="16363"/>
        </table:table-row>
        <table:table-row table:style-name="ro2">
          <table:table-cell/>
          <table:table-cell office:value-type="float" office:value="2016" table:style-name="ce81">
            <text:p>2016</text:p>
          </table:table-cell>
          <table:table-cell office:value-type="float" office:value="508.86018300000001" table:style-name="ce114">
            <text:p><text:s/>509<text:s/></text:p>
          </table:table-cell>
          <table:table-cell office:value-type="float" office:value="777.00002199999994" table:style-name="ce104">
            <text:p><text:s/>777<text:s/></text:p>
          </table:table-cell>
          <table:table-cell table:style-name="ce114"/>
          <table:table-cell table:style-name="ce104"/>
          <table:table-cell office:value-type="float" office:value="1285.860205" table:style-name="ce114">
            <text:p><text:s/>1,286<text:s/></text:p>
          </table:table-cell>
          <table:table-cell table:style-name="ce105"/>
          <table:table-cell table:number-columns-repeated="6" table:style-name="ce76"/>
          <table:table-cell table:style-name="ce79"/>
          <table:table-cell table:style-name="ce78"/>
          <table:table-cell table:number-columns-repeated="5" table:style-name="ce76"/>
          <table:table-cell table:number-columns-repeated="16363"/>
        </table:table-row>
        <table:table-row table:style-name="ro2">
          <table:table-cell/>
          <table:table-cell table:style-name="ce107"/>
          <table:table-cell table:style-name="ce115"/>
          <table:table-cell table:style-name="ce108"/>
          <table:table-cell office:value-type="float" office:value="108.612318" table:style-name="ce115">
            <text:p><text:s/>109<text:s/></text:p>
          </table:table-cell>
          <table:table-cell office:value-type="float" office:value="592.99440700000002" table:style-name="ce108">
            <text:p><text:s/>593<text:s/></text:p>
          </table:table-cell>
          <table:table-cell table:style-name="ce115"/>
          <table:table-cell office:value-type="float" office:value="701.60672499999998" table:style-name="ce109">
            <text:p><text:s/>702<text:s/></text:p>
          </table:table-cell>
          <table:table-cell table:number-columns-repeated="11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7" table:style-name="ce1"/>
          <table:table-cell table:number-columns-repeated="11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9" table:style-name="ce1"/>
          <table:table-cell table:number-columns-repeated="9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7" table:style-name="ce76"/>
          <table:table-cell table:number-columns-repeated="2" table:style-name="ce1"/>
          <table:table-cell table:number-columns-repeated="9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style-name="ce87"/>
          <table:table-cell office:value-type="string" table:style-name="ce88">
            <text:p>Funding</text:p>
          </table:table-cell>
          <table:table-cell office:value-type="string" table:style-name="ce88">
            <text:p>Unmet requirements</text:p>
          </table:table-cell>
          <table:table-cell office:value-type="string" table:style-name="ce89">
            <text:p>Total</text:p>
          </table:table-cell>
          <table:table-cell table:style-name="ce76"/>
          <table:table-cell table:style-name="ce88"/>
          <table:table-cell office:value-type="string" table:style-name="ce88">
            <text:p>Funding</text:p>
          </table:table-cell>
          <table:table-cell table:number-columns-repeated="11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office:value-type="string" table:style-name="ce81">
            <text:p>Republic of South Sudan 2012</text:p>
          </table:table-cell>
          <table:table-cell office:value-type="float" office:value="787.27773400000001" table:style-name="ce85">
            <text:p>787.3</text:p>
          </table:table-cell>
          <table:table-cell office:value-type="float" office:value="389.61447900000002" table:style-name="ce85">
            <text:p>389.6</text:p>
          </table:table-cell>
          <table:table-cell office:value-type="float" office:value="1176.8922130000001" table:style-name="ce82">
            <text:p>1176.9</text:p>
          </table:table-cell>
          <table:table-cell table:style-name="ce76"/>
          <table:table-cell office:value-type="string" table:style-name="ce90">
            <text:p>South Sudan RRP 2012</text:p>
          </table:table-cell>
          <table:table-cell table:style-name="ce90"/>
          <table:table-cell office:value-type="string" table:style-name="ce88">
            <text:p>Unmet requirements</text:p>
          </table:table-cell>
          <table:table-cell office:value-type="string" table:style-name="ce88">
            <text:p>Total</text:p>
          </table:table-cell>
          <table:table-cell table:number-columns-repeated="9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office:value-type="string" table:style-name="ce81">
            <text:p>Republic of South Sudan 2013</text:p>
          </table:table-cell>
          <table:table-cell office:value-type="float" office:value="771.92035899999996" table:style-name="ce85">
            <text:p>771.9</text:p>
          </table:table-cell>
          <table:table-cell office:value-type="float" office:value="300.11707100000001" table:style-name="ce85">
            <text:p>300.1</text:p>
          </table:table-cell>
          <table:table-cell office:value-type="float" office:value="1072.0374300000001" table:style-name="ce82">
            <text:p>1072.0</text:p>
          </table:table-cell>
          <table:table-cell table:style-name="ce76"/>
          <table:table-cell office:value-type="string" table:style-name="ce90">
            <text:p>South Sudan RRP 2013</text:p>
          </table:table-cell>
          <table:table-cell table:number-columns-repeated="3" table:style-name="ce90"/>
          <table:table-cell table:number-columns-repeated="9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office:value-type="string" table:style-name="ce81">
            <text:p>Republic of South Sudan 2014</text:p>
          </table:table-cell>
          <table:table-cell office:value-type="float" office:value="1592.1162420000001" table:style-name="ce85">
            <text:p>1592.1</text:p>
          </table:table-cell>
          <table:table-cell office:value-type="float" office:value="209.637182" table:style-name="ce85">
            <text:p>209.6</text:p>
          </table:table-cell>
          <table:table-cell office:value-type="float" office:value="1801.753424" table:style-name="ce82">
            <text:p>1801.8</text:p>
          </table:table-cell>
          <table:table-cell table:style-name="ce76"/>
          <table:table-cell office:value-type="string" table:style-name="ce90">
            <text:p>South Sudan RRP 2014</text:p>
          </table:table-cell>
          <table:table-cell office:value-type="float" office:value="355.37756400000001" table:style-name="ce85">
            <text:p>355.4</text:p>
          </table:table-cell>
          <table:table-cell table:number-columns-repeated="2" table:style-name="ce90"/>
          <table:table-cell table:number-columns-repeated="9" table:style-name="ce76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office:value-type="string" table:style-name="ce81">
            <text:p>Republic of South Sudan 2015</text:p>
          </table:table-cell>
          <table:table-cell office:value-type="float" office:value="1080.8143769999999" table:style-name="ce85">
            <text:p>1080.8</text:p>
          </table:table-cell>
          <table:table-cell office:value-type="float" office:value="554.70671800000002" table:style-name="ce85">
            <text:p>554.7</text:p>
          </table:table-cell>
          <table:table-cell office:value-type="float" office:value="1635.5210950000001" table:style-name="ce82">
            <text:p>1635.5</text:p>
          </table:table-cell>
          <table:table-cell table:style-name="ce76"/>
          <table:table-cell office:value-type="string" table:style-name="ce90">
            <text:p>South Sudan RRP 2015</text:p>
          </table:table-cell>
          <table:table-cell office:value-type="float" office:value="186.18659" table:style-name="ce85">
            <text:p>186.2</text:p>
          </table:table-cell>
          <table:table-cell office:value-type="float" office:value="302.29204499999997" table:style-name="ce85">
            <text:p>302.3</text:p>
          </table:table-cell>
          <table:table-cell office:value-type="float" office:value="657.66960900000004" table:style-name="ce85">
            <text:p>657.7</text:p>
          </table:table-cell>
          <table:table-cell table:number-columns-repeated="9" table:style-name="ce1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office:value-type="string" table:style-name="ce83">
            <text:p>Republic of South Sudan 2016</text:p>
          </table:table-cell>
          <table:table-cell office:value-type="float" office:value="508.86018300000001" table:style-name="ce86">
            <text:p>508.9</text:p>
          </table:table-cell>
          <table:table-cell office:value-type="float" office:value="777.00002199999994" table:style-name="ce86">
            <text:p>777.0</text:p>
          </table:table-cell>
          <table:table-cell office:value-type="float" office:value="1285.860205" table:style-name="ce84">
            <text:p>1285.9</text:p>
          </table:table-cell>
          <table:table-cell table:style-name="ce76"/>
          <table:table-cell office:value-type="string" table:style-name="ce91">
            <text:p>South Sudan RRP 2016</text:p>
          </table:table-cell>
          <table:table-cell office:value-type="float" office:value="108.612318" table:style-name="ce86">
            <text:p>108.6</text:p>
          </table:table-cell>
          <table:table-cell office:value-type="float" office:value="471.60748899999999" table:style-name="ce85">
            <text:p>471.6</text:p>
          </table:table-cell>
          <table:table-cell office:value-type="float" office:value="657.79407900000001" table:style-name="ce85">
            <text:p>657.8</text:p>
          </table:table-cell>
          <table:table-cell table:number-columns-repeated="9" table:style-name="ce1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2" table:style-name="ce80"/>
          <table:table-cell table:number-columns-repeated="5" table:style-name="ce76"/>
          <table:table-cell office:value-type="float" office:value="592.99440700000002" table:style-name="ce86">
            <text:p>593.0</text:p>
          </table:table-cell>
          <table:table-cell office:value-type="float" office:value="701.60672499999998" table:style-name="ce86">
            <text:p>701.6</text:p>
          </table:table-cell>
          <table:table-cell table:number-columns-repeated="9" table:style-name="ce1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2" table:style-name="ce80"/>
          <table:table-cell table:number-columns-repeated="7" table:style-name="ce76"/>
          <table:table-cell table:number-columns-repeated="9" table:style-name="ce1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9" table:style-name="ce76"/>
          <table:table-cell table:number-columns-repeated="9" table:style-name="ce1"/>
          <table:table-cell table:style-name="ce79"/>
          <table:table-cell table:style-name="ce78"/>
          <table:table-cell table:number-columns-repeated="16363"/>
        </table:table-row>
        <table:table-row table:style-name="ro2">
          <table:table-cell/>
          <table:table-cell table:number-columns-repeated="7" table:style-name="ce1"/>
          <table:table-cell table:number-columns-repeated="2" table:style-name="ce76"/>
          <table:table-cell table:number-columns-repeated="16374" table:style-name="ce1"/>
        </table:table-row>
        <table:table-row table:number-rows-repeated="31" table:style-name="ro1">
          <table:table-cell table:number-columns-repeated="16384"/>
        </table:table-row>
        <table:table-row table:style-name="ro2">
          <table:table-cell table:number-columns-repeated="8"/>
          <table:table-cell table:number-columns-repeated="4" table:style-name="ce77"/>
          <table:table-cell table:number-columns-repeated="16372"/>
        </table:table-row>
        <table:table-row table:number-rows-repeated="1048509" table:style-name="ro1">
          <table:table-cell table:number-columns-repeated="16384"/>
        </table:table-row>
      </table:table>
      <table:table table:name="Fig__3" table:style-name="ta1">
        <table:table-column table:style-name="co1" table:number-columns-repeated="2" table:default-cell-style-name="ce1"/>
        <table:table-column table:style-name="co10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93">
            <text:p>Title:</text:p>
          </table:table-cell>
          <table:table-cell office:value-type="string" table:style-name="ce92">
            <text:p>Pooled funding to South Sudan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3">
            <text:p>Source:</text:p>
          </table:table-cell>
          <table:table-cell office:value-type="string" table:style-name="ce92">
            <text:p>Development Initiatives based on UN OCHA FTS data. Data downloaded on 16 July 2016</text:p>
          </table:table-cell>
          <table:table-cell table:number-columns-repeated="16382" table:style-name="ce1"/>
        </table:table-row>
        <table:table-row table:style-name="ro1">
          <table:table-cell table:style-name="ce93"/>
          <table:table-cell table:style-name="ce92"/>
          <table:table-cell table:number-columns-repeated="16382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">
            <text:p>Donor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4">
            <text:p>2013</text:p>
          </table:table-cell>
          <table:table-cell office:value-type="float" office:value="2014" table:style-name="ce64">
            <text:p>2014</text:p>
          </table:table-cell>
          <table:table-cell office:value-type="float" office:value="2015" table:style-name="ce64">
            <text:p>2015</text:p>
          </table:table-cell>
          <table:table-cell office:value-type="float" office:value="2016" table:style-name="ce65">
            <text:p>201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3">
            <text:p>Central Emergency Response Fund</text:p>
          </table:table-cell>
          <table:table-cell office:value-type="float" office:value="40044091" table:style-name="ce37">
            <text:p>40044091</text:p>
          </table:table-cell>
          <table:table-cell office:value-type="float" office:value="11586879" table:style-name="ce66">
            <text:p>11586879</text:p>
          </table:table-cell>
          <table:table-cell office:value-type="float" office:value="40213870" table:style-name="ce66">
            <text:p>40213870</text:p>
          </table:table-cell>
          <table:table-cell office:value-type="float" office:value="26903806" table:style-name="ce66">
            <text:p>26903806</text:p>
          </table:table-cell>
          <table:table-cell office:value-type="float" office:value="21573631" table:style-name="ce67">
            <text:p>21573631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6">
            <text:p>Common Humanitarian Fund</text:p>
          </table:table-cell>
          <table:table-cell office:value-type="float" office:value="108145526" table:style-name="ce17">
            <text:p>108145526</text:p>
          </table:table-cell>
          <table:table-cell office:value-type="float" office:value="90707391" table:style-name="ce68">
            <text:p>90707391</text:p>
          </table:table-cell>
          <table:table-cell office:value-type="float" office:value="138262670" table:style-name="ce68">
            <text:p>138262670</text:p>
          </table:table-cell>
          <table:table-cell office:value-type="float" office:value="94147450" table:style-name="ce68">
            <text:p>94147450</text:p>
          </table:table-cell>
          <table:table-cell office:value-type="float" office:value="39953287" table:style-name="ce69">
            <text:p>39953287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">
            <text:p>Donor</text:p>
          </table:table-cell>
          <table:table-cell office:value-type="float" office:value="2012" table:style-name="ce63">
            <text:p>2012</text:p>
          </table:table-cell>
          <table:table-cell office:value-type="float" office:value="2013" table:style-name="ce64">
            <text:p>2013</text:p>
          </table:table-cell>
          <table:table-cell office:value-type="float" office:value="2014" table:style-name="ce64">
            <text:p>2014</text:p>
          </table:table-cell>
          <table:table-cell office:value-type="float" office:value="2015" table:style-name="ce64">
            <text:p>2015</text:p>
          </table:table-cell>
          <table:table-cell office:value-type="float" office:value="2016" table:style-name="ce65">
            <text:p>2016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23">
            <text:p>Central Emergency Response Fund</text:p>
          </table:table-cell>
          <table:table-cell office:value-type="float" office:value="40.044091000000002" table:formula="msoxl:=D7/1000000" table:style-name="ce70">
            <text:p><text:s/>40.0<text:s/></text:p>
          </table:table-cell>
          <table:table-cell office:value-type="float" office:value="11.586879" table:formula="msoxl:=E7/1000000" table:style-name="ce71">
            <text:p><text:s/>11.6<text:s/></text:p>
          </table:table-cell>
          <table:table-cell office:value-type="float" office:value="40.21387" table:formula="msoxl:=F7/1000000" table:style-name="ce71">
            <text:p><text:s/>40.2<text:s/></text:p>
          </table:table-cell>
          <table:table-cell office:value-type="float" office:value="26.903805999999999" table:formula="msoxl:=G7/1000000" table:style-name="ce71">
            <text:p><text:s/>26.9<text:s/></text:p>
          </table:table-cell>
          <table:table-cell office:value-type="float" office:value="21.573630999999999" table:formula="msoxl:=H7/1000000" table:style-name="ce72">
            <text:p><text:s/>21.6<text:s/>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16">
            <text:p>Common Humanitarian Fund</text:p>
          </table:table-cell>
          <table:table-cell office:value-type="float" office:value="108.145526" table:formula="msoxl:=D8/1000000" table:style-name="ce73">
            <text:p><text:s/>108.1<text:s/></text:p>
          </table:table-cell>
          <table:table-cell office:value-type="float" office:value="90.707391000000001" table:formula="msoxl:=E8/1000000" table:style-name="ce74">
            <text:p><text:s/>90.7<text:s/></text:p>
          </table:table-cell>
          <table:table-cell office:value-type="float" office:value="138.26267000000001" table:formula="msoxl:=F8/1000000" table:style-name="ce74">
            <text:p><text:s/>138.3<text:s/></text:p>
          </table:table-cell>
          <table:table-cell office:value-type="float" office:value="94.147450000000006" table:formula="msoxl:=G8/1000000" table:style-name="ce74">
            <text:p><text:s/>94.1<text:s/></text:p>
          </table:table-cell>
          <table:table-cell office:value-type="float" office:value="39.953287000000003" table:formula="msoxl:=H8/1000000" table:style-name="ce75">
            <text:p><text:s/>40.0<text:s/></text:p>
          </table:table-cell>
          <table:table-cell table:number-columns-repeated="16376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1" draw:style-name="a1" draw:name="Chart 1" svg:x="0in" svg:y="0.01042in" svg:width="5.0625in" svg:height="3.10625in" style:rel-width="scale" style:rel-height="scale">
              <draw:object xlink:href="Object 2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61" table:style-name="ro1">
          <table:table-cell table:number-columns-repeated="16384"/>
        </table:table-row>
      </table:table>
      <table:table table:name="Fig__4" table:style-name="ta1">
        <table:table-column table:style-name="co1" table:default-cell-style-name="ce1"/>
        <table:table-column table:style-name="co11" table:default-cell-style-name="ce1"/>
        <table:table-column table:style-name="co3" table:default-cell-style-name="ce1"/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1" table:number-columns-repeated="16378" table:default-cell-style-name="ce1"/>
        <table:table-row table:style-name="ro1">
          <table:table-cell office:value-type="string" table:style-name="ce93">
            <text:p>Title:</text:p>
          </table:table-cell>
          <table:table-cell office:value-type="string" table:style-name="ce94">
            <text:p>Funding to South Sudan by sector, 2016</text:p>
          </table:table-cell>
          <table:table-cell table:number-columns-repeated="4" table:style-name="ce94"/>
          <table:table-cell table:number-columns-repeated="16378" table:style-name="ce1"/>
        </table:table-row>
        <table:table-row table:style-name="ro1">
          <table:table-cell office:value-type="string" table:style-name="ce93">
            <text:p>Source:</text:p>
          </table:table-cell>
          <table:table-cell office:value-type="string" table:style-name="ce94">
            <text:p>Development Initiatives based on UN OCHA FTS data. Data downloaded on 16 July 2016</text:p>
          </table:table-cell>
          <table:table-cell table:number-columns-repeated="4" table:style-name="ce94"/>
          <table:table-cell table:number-columns-repeated="16378" table:style-name="ce1"/>
        </table:table-row>
        <table:table-row table:style-name="ro3">
          <table:table-cell office:value-type="string" table:style-name="ce93">
            <text:p>Notes:</text:p>
          </table:table-cell>
          <table:table-cell office:value-type="string" table:number-columns-spanned="6" table:number-rows-spanned="3" table:style-name="ce117">
            <text:p>If funding is given in an unearmarked manner and not yet allocated by the recipient agency to a particular project and sector, FTS shows the funding under the heading ‘Sector not yet specified’. ‘All other sectors’ includes: Water and sanitation; Economic recovery and infrastucture; Agriculture; Mine action; Shelter and non-food items; Protection/Human rights/Rule of law.</text:p>
            <text:p/>
            <text:p/>
          </table:table-cell>
          <table:covered-table-cell table:number-columns-repeated="5"/>
          <table:table-cell table:number-columns-repeated="16377" table:style-name="ce1"/>
        </table:table-row>
        <table:table-row table:number-rows-repeated="2" table:style-name="ro1">
          <table:table-cell table:style-name="ce1"/>
          <table:covered-table-cell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IASC Standard Sector</text:p>
          </table:table-cell>
          <table:table-cell office:value-type="string" table:style-name="ce3">
            <text:p>Total</text:p>
          </table:table-cell>
          <table:table-cell table:style-name="ce1"/>
          <table:table-cell office:value-type="string" table:style-name="ce7">
            <text:p>IASC Standard Sector</text:p>
          </table:table-cell>
          <table:table-cell office:value-type="string" table:style-name="ce21">
            <text:p>Total</text:p>
          </table:table-cell>
          <table:table-cell office:value-type="string" table:style-name="ce22">
            <text:p>US$m</text:p>
          </table:table-cell>
          <table:table-cell table:style-name="ce21"/>
          <table:table-cell table:number-columns-repeated="16376"/>
        </table:table-row>
        <table:table-row table:style-name="ro1">
          <table:table-cell table:style-name="ce1"/>
          <table:table-cell office:value-type="string" table:style-name="ce2">
            <text:p>Food</text:p>
          </table:table-cell>
          <table:table-cell office:value-type="float" office:value="146954680" table:style-name="ce5">
            <text:p>146954680</text:p>
          </table:table-cell>
          <table:table-cell table:style-name="ce1"/>
          <table:table-cell office:value-type="string" table:style-name="ce23">
            <text:p>Food</text:p>
          </table:table-cell>
          <table:table-cell office:value-type="float" office:value="146954680" table:style-name="ce24">
            <text:p>146954680</text:p>
          </table:table-cell>
          <table:table-cell office:value-type="float" office:value="146.95468" table:formula="msoxl:=F8/1000000" table:style-name="ce25">
            <text:p><text:s/>147.0<text:s/></text:p>
          </table:table-cell>
          <table:table-cell office:value-type="percentage" office:value="0.24145440389622408" table:formula="msoxl:=G8/$G$14" table:style-name="ce26">
            <text:p>24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Sector not yet specified</text:p>
          </table:table-cell>
          <table:table-cell office:value-type="float" office:value="90491194" table:style-name="ce12">
            <text:p>90491194</text:p>
          </table:table-cell>
          <table:table-cell table:style-name="ce1"/>
          <table:table-cell office:value-type="string" table:style-name="ce13">
            <text:p>Sector not yet specified</text:p>
          </table:table-cell>
          <table:table-cell office:value-type="float" office:value="90491194" table:style-name="ce27">
            <text:p>90491194</text:p>
          </table:table-cell>
          <table:table-cell office:value-type="float" office:value="90.491193999999993" table:formula="msoxl:=F9/1000000" table:style-name="ce25">
            <text:p><text:s/>90.5<text:s/></text:p>
          </table:table-cell>
          <table:table-cell office:value-type="percentage" office:value="0.14868187461010135" table:formula="msoxl:=G9/$G$14" table:style-name="ce28">
            <text:p>15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Health</text:p>
          </table:table-cell>
          <table:table-cell office:value-type="float" office:value="90466683" table:style-name="ce12">
            <text:p>90466683</text:p>
          </table:table-cell>
          <table:table-cell table:style-name="ce1"/>
          <table:table-cell office:value-type="string" table:style-name="ce13">
            <text:p>Health</text:p>
          </table:table-cell>
          <table:table-cell office:value-type="float" office:value="90466683" table:style-name="ce27">
            <text:p>90466683</text:p>
          </table:table-cell>
          <table:table-cell office:value-type="float" office:value="90.466683000000003" table:formula="msoxl:=F10/1000000" table:style-name="ce25">
            <text:p><text:s/>90.5<text:s/></text:p>
          </table:table-cell>
          <table:table-cell office:value-type="percentage" office:value="0.14864160172533239" table:formula="msoxl:=G10/$G$14" table:style-name="ce28">
            <text:p>15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Coordination and support services</text:p>
          </table:table-cell>
          <table:table-cell office:value-type="float" office:value="71271081" table:style-name="ce12">
            <text:p>71271081</text:p>
          </table:table-cell>
          <table:table-cell table:style-name="ce1"/>
          <table:table-cell office:value-type="string" table:style-name="ce13">
            <text:p>Coordination and support services</text:p>
          </table:table-cell>
          <table:table-cell office:value-type="float" office:value="71271081" table:style-name="ce27">
            <text:p>71271081</text:p>
          </table:table-cell>
          <table:table-cell office:value-type="float" office:value="71.271080999999995" table:formula="msoxl:=F11/1000000" table:style-name="ce25">
            <text:p><text:s/>71.3<text:s/></text:p>
          </table:table-cell>
          <table:table-cell office:value-type="percentage" office:value="0.11710220033750883" table:formula="msoxl:=G11/$G$14" table:style-name="ce28">
            <text:p>12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11">
            <text:p>Multi-sector</text:p>
          </table:table-cell>
          <table:table-cell office:value-type="float" office:value="68836969" table:style-name="ce12">
            <text:p>68836969</text:p>
          </table:table-cell>
          <table:table-cell table:style-name="ce1"/>
          <table:table-cell office:value-type="string" table:style-name="ce13">
            <text:p>Multi-sector</text:p>
          </table:table-cell>
          <table:table-cell office:value-type="float" office:value="68836969" table:style-name="ce27">
            <text:p>68836969</text:p>
          </table:table-cell>
          <table:table-cell office:value-type="float" office:value="68.836968999999996" table:formula="msoxl:=F12/1000000" table:style-name="ce25">
            <text:p><text:s/>68.8<text:s/></text:p>
          </table:table-cell>
          <table:table-cell office:value-type="percentage" office:value="0.11310282405376852" table:formula="msoxl:=G12/$G$14" table:style-name="ce28">
            <text:p>11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9">
            <text:p>Water and Sanitation</text:p>
          </table:table-cell>
          <table:table-cell office:value-type="float" office:value="39615388" table:style-name="ce30">
            <text:p>39615388</text:p>
          </table:table-cell>
          <table:table-cell table:style-name="ce1"/>
          <table:table-cell office:value-type="string" table:style-name="ce31">
            <text:p>Other</text:p>
          </table:table-cell>
          <table:table-cell office:value-type="float" office:value="140602295" table:formula="msoxl:=SUM(C13:C19)" table:style-name="ce32">
            <text:p>140602295</text:p>
          </table:table-cell>
          <table:table-cell office:value-type="float" office:value="140.602295" table:formula="msoxl:=F13/1000000" table:style-name="ce25">
            <text:p><text:s/>140.6<text:s/></text:p>
          </table:table-cell>
          <table:table-cell office:value-type="percentage" office:value="0.23101709537706488" table:formula="msoxl:=G13/$G$14" table:style-name="ce28">
            <text:p>23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9">
            <text:p>Agriculture</text:p>
          </table:table-cell>
          <table:table-cell office:value-type="float" office:value="30029740" table:style-name="ce30">
            <text:p>30029740</text:p>
          </table:table-cell>
          <table:table-cell table:style-name="ce1">
            <draw:frame xmlns:presentation="urn:oasis:names:tc:opendocument:xmlns:presentation:1.0" draw:z-index="1" draw:id="id2" draw:style-name="a2" draw:name="Chart 1" svg:x="0.64583in" svg:y="0.03125in" svg:width="5.08333in" svg:height="3.10625in" style:rel-width="scale" style:rel-height="scale">
              <draw:object xlink:href="Object 3/" xlink:type="simple" xlink:show="embed" xlink:actuate="onLoad"/>
              <svg:desc/>
            </draw:frame>
          </table:table-cell>
          <table:table-cell office:value-type="string" table:style-name="ce33">
            <text:p>Total</text:p>
          </table:table-cell>
          <table:table-cell office:value-type="float" office:value="608622902" table:formula="msoxl:=SUM(F8:F13)" table:style-name="ce22">
            <text:p>608622902</text:p>
          </table:table-cell>
          <table:table-cell office:value-type="float" office:value="608.62290199999995" table:formula="msoxl:=F14/1000000" table:style-name="ce34">
            <text:p><text:s/>608.6<text:s/></text:p>
          </table:table-cell>
          <table:table-cell office:value-type="percentage" office:value="1" table:formula="msoxl:=G14/$G$14" table:style-name="ce35">
            <text:p>100%</text:p>
          </table:table-cell>
          <table:table-cell table:number-columns-repeated="16376"/>
        </table:table-row>
        <table:table-row table:style-name="ro1">
          <table:table-cell table:style-name="ce1"/>
          <table:table-cell office:value-type="string" table:style-name="ce29">
            <text:p>Economic recovery and infrastructure</text:p>
          </table:table-cell>
          <table:table-cell office:value-type="float" office:value="23129102" table:style-name="ce30">
            <text:p>23129102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string" table:style-name="ce29">
            <text:p>Shelter and non-food items</text:p>
          </table:table-cell>
          <table:table-cell office:value-type="float" office:value="20665861" table:style-name="ce30">
            <text:p>20665861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29">
            <text:p>Education</text:p>
          </table:table-cell>
          <table:table-cell office:value-type="float" office:value="15204340" table:style-name="ce30">
            <text:p>15204340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Protection/Human rights/Rule of law</text:p>
          </table:table-cell>
          <table:table-cell office:value-type="float" office:value="9233963" table:style-name="ce30">
            <text:p>9233963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29">
            <text:p>Mine action</text:p>
          </table:table-cell>
          <table:table-cell office:value-type="float" office:value="2723901" table:style-name="ce30">
            <text:p>2723901</text:p>
          </table:table-cell>
          <table:table-cell table:number-columns-repeated="16381"/>
        </table:table-row>
        <table:table-row table:style-name="ro1">
          <table:table-cell/>
          <table:table-cell office:value-type="string" table:style-name="ce19">
            <text:p>Grand Total</text:p>
          </table:table-cell>
          <table:table-cell office:value-type="float" office:value="608622902" table:style-name="ce20">
            <text:p>608622902</text:p>
          </table:table-cell>
          <table:table-cell table:number-columns-repeated="16381"/>
        </table:table-row>
        <table:table-row table:number-rows-repeated="1048556" table:style-name="ro1">
          <table:table-cell table:number-columns-repeated="16384"/>
        </table:table-row>
      </table:table>
      <table:table table:name="Fig__5" table:style-name="ta1">
        <table:table-column table:style-name="co1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93">
            <text:p>Title:</text:p>
          </table:table-cell>
          <table:table-cell office:value-type="string" table:style-name="ce94">
            <text:p>Humanitarian funding to South Sudan by funding channel, 2016</text:p>
          </table:table-cell>
          <table:table-cell table:number-columns-repeated="6" table:style-name="ce97"/>
          <table:table-cell table:number-columns-repeated="16376"/>
        </table:table-row>
        <table:table-row table:style-name="ro1">
          <table:table-cell office:value-type="string" table:style-name="ce93">
            <text:p>Source:</text:p>
          </table:table-cell>
          <table:table-cell office:value-type="string" table:style-name="ce94">
            <text:p>Development Initiatives based on UN OCHA FTS data. Data downloaded on 16 July 2016</text:p>
          </table:table-cell>
          <table:table-cell table:number-columns-repeated="6" table:style-name="ce97"/>
          <table:table-cell table:number-columns-repeated="16376"/>
        </table:table-row>
        <table:table-row table:style-name="ro1">
          <table:table-cell office:value-type="string" table:style-name="ce93">
            <text:p>Notes:</text:p>
          </table:table-cell>
          <table:table-cell office:value-type="string" table:number-columns-spanned="7" table:number-rows-spanned="2" table:style-name="ce117">
            <text:p>RCRC: International Red Cross and Red Crescent Movement; UNHCR: United Nations High Commissioner for Refugees; WFP: World Food Programme. ‘Others’ include FAO: Food &amp; Agriculture Organization of the United Nations; OCHA: Office for the Coordination of Humanitarian Affairs; UNICEF: United Nations Children’s Fund; United Nations Population Fund; and WHO: World Health Organization.</text:p>
          </table:table-cell>
          <table:covered-table-cell table:number-columns-repeated="6"/>
          <table:table-cell table:number-columns-repeated="16376"/>
        </table:table-row>
        <table:table-row table:style-name="ro1">
          <table:table-cell table:style-name="ce1"/>
          <table:covered-table-cell/>
          <table:covered-table-cell table:number-columns-repeated="6"/>
          <table:table-cell table:number-columns-repeated="16376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style-name="ce1"/>
          <table:table-cell office:value-type="string" table:style-name="ce2">
            <text:p>Appealing Agency <text:s/>type</text:p>
          </table:table-cell>
          <table:table-cell office:value-type="string" table:style-name="ce2">
            <text:p>Total</text:p>
          </table:table-cell>
          <table:table-cell office:value-type="string" table:style-name="ce22">
            <text:p>US$m</text:p>
          </table:table-cell>
          <table:table-cell office:value-type="string" table:style-name="ce36">
            <text:p>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2">
            <text:p>UN Agencies</text:p>
          </table:table-cell>
          <table:table-cell office:value-type="float" office:value="405016610" table:style-name="ce37">
            <text:p>405016610</text:p>
          </table:table-cell>
          <table:table-cell office:value-type="float" office:value="405.01661000000001" table:formula="msoxl:=C9/1000000" table:style-name="ce9">
            <text:p><text:s/>405.0<text:s/></text:p>
          </table:table-cell>
          <table:table-cell office:value-type="percentage" office:value="0.66546396573160838" table:formula="msoxl:=D9/$D$14" table:style-name="ce26">
            <text:p>67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1">
            <text:p>NGOs</text:p>
          </table:table-cell>
          <table:table-cell office:value-type="float" office:value="142968827" table:style-name="ce14">
            <text:p>142968827</text:p>
          </table:table-cell>
          <table:table-cell office:value-type="float" office:value="142.968827" table:formula="msoxl:=C10/1000000" table:style-name="ce15">
            <text:p><text:s/>143.0<text:s/></text:p>
          </table:table-cell>
          <table:table-cell office:value-type="percentage" office:value="0.23490543410408835" table:formula="msoxl:=D10/$D$14" table:style-name="ce28">
            <text:p>23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1">
            <text:p>Red Cross / Red Crescent</text:p>
          </table:table-cell>
          <table:table-cell office:value-type="float" office:value="54990560" table:style-name="ce14">
            <text:p>54990560</text:p>
          </table:table-cell>
          <table:table-cell office:value-type="float" office:value="54.990560000000002" table:formula="msoxl:=C11/1000000" table:style-name="ce15">
            <text:p><text:s/>55.0<text:s/></text:p>
          </table:table-cell>
          <table:table-cell office:value-type="percentage" office:value="9.0352433040713942E-2" table:formula="msoxl:=D11/$D$14" table:style-name="ce28">
            <text:p>9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1">
            <text:p>Other</text:p>
          </table:table-cell>
          <table:table-cell office:value-type="float" office:value="5588612" table:style-name="ce14">
            <text:p>5588612</text:p>
          </table:table-cell>
          <table:table-cell office:value-type="float" office:value="5.5886120000000004" table:formula="msoxl:=C12/1000000" table:style-name="ce15">
            <text:p><text:s/>5.6<text:s/></text:p>
          </table:table-cell>
          <table:table-cell office:value-type="percentage" office:value="9.1823886048901932E-3" table:formula="msoxl:=D12/$D$14" table:style-name="ce28">
            <text:p>1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1">
            <text:p>Government</text:p>
          </table:table-cell>
          <table:table-cell office:value-type="float" office:value="58293" table:style-name="ce14">
            <text:p>58293</text:p>
          </table:table-cell>
          <table:table-cell office:value-type="float" office:value="5.8292999999999998E-2" table:formula="msoxl:=C13/1000000" table:style-name="ce15">
            <text:p><text:s/>0.1<text:s/></text:p>
          </table:table-cell>
          <table:table-cell office:value-type="percentage" office:value="9.577851869925197E-5" table:formula="msoxl:=D13/$D$14" table:style-name="ce28">
            <text:p>0%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9">
            <text:p>Grand Total</text:p>
          </table:table-cell>
          <table:table-cell office:value-type="float" office:value="608622902" table:style-name="ce38">
            <text:p>608622902</text:p>
          </table:table-cell>
          <table:table-cell office:value-type="float" office:value="608.62290199999995" table:formula="msoxl:=C14/1000000" table:style-name="ce39">
            <text:p><text:s/>608.6<text:s/></text:p>
          </table:table-cell>
          <table:table-cell office:value-type="percentage" office:value="1" table:formula="msoxl:=D14/$D$14" table:style-name="ce35">
            <text:p>100%</text:p>
          </table:table-cell>
          <table:table-cell table:number-columns-repeated="16379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Appealing Agency <text:s/>type</text:p>
          </table:table-cell>
          <table:table-cell office:value-type="string" table:style-name="ce2">
            <text:p>Appealing agency top org.</text:p>
          </table:table-cell>
          <table:table-cell office:value-type="string" table:style-name="ce3">
            <text:p>Total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string" table:style-name="ce2">
            <text:p>UN Agencies</text:p>
          </table:table-cell>
          <table:table-cell office:value-type="string" table:style-name="ce2">
            <text:p>Common Humanitarian Fund</text:p>
          </table:table-cell>
          <table:table-cell office:value-type="float" office:value="1422097" table:style-name="ce5">
            <text:p>1422097</text:p>
          </table:table-cell>
          <table:table-cell office:value-type="percentage" office:value="3.5112066144645277E-3" table:formula="msoxl:=D20/$D$30" table:style-name="ce6">
            <text:p>0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Food &amp; Agriculture Organization of the United Nations</text:p>
          </table:table-cell>
          <table:table-cell office:value-type="float" office:value="25405992" table:style-name="ce12">
            <text:p>25405992</text:p>
          </table:table-cell>
          <table:table-cell office:value-type="percentage" office:value="6.272827181087709E-2" table:formula="msoxl:=D21/$D$30" table:style-name="ce6">
            <text:p>6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International Organization for Migration</text:p>
          </table:table-cell>
          <table:table-cell office:value-type="float" office:value="37368630" table:style-name="ce12">
            <text:p>37368630</text:p>
          </table:table-cell>
          <table:table-cell office:value-type="percentage" office:value="9.2264438241187199E-2" table:formula="msoxl:=D22/$D$30" table:style-name="ce6">
            <text:p>9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Office for the Coordination of Humanitarian Affairs</text:p>
          </table:table-cell>
          <table:table-cell office:value-type="float" office:value="5422922" table:style-name="ce12">
            <text:p>5422922</text:p>
          </table:table-cell>
          <table:table-cell office:value-type="percentage" office:value="1.3389381734245418E-2" table:formula="msoxl:=D23/$D$30" table:style-name="ce6">
            <text:p>1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United Nations Children's Fund</text:p>
          </table:table-cell>
          <table:table-cell office:value-type="float" office:value="48545485" table:style-name="ce12">
            <text:p>48545485</text:p>
          </table:table-cell>
          <table:table-cell office:value-type="percentage" office:value="0.119860479302318" table:formula="msoxl:=D24/$D$30" table:style-name="ce6">
            <text:p>12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United Nations Department of Safety and Security</text:p>
          </table:table-cell>
          <table:table-cell office:value-type="float" office:value="347322" table:style-name="ce12">
            <text:p>347322</text:p>
          </table:table-cell>
          <table:table-cell office:value-type="percentage" office:value="8.5755001504753104E-4" table:formula="msoxl:=D25/$D$30" table:style-name="ce6">
            <text:p>0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United Nations High Commissioner for Refugees</text:p>
          </table:table-cell>
          <table:table-cell office:value-type="float" office:value="60538264" table:style-name="ce12">
            <text:p>60538264</text:p>
          </table:table-cell>
          <table:table-cell office:value-type="percentage" office:value="0.14947106490274559" table:formula="msoxl:=D26/$D$30" table:style-name="ce41">
            <text:p>15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United Nations Population Fund</text:p>
          </table:table-cell>
          <table:table-cell office:value-type="float" office:value="3633820" table:style-name="ce12">
            <text:p>3633820</text:p>
          </table:table-cell>
          <table:table-cell office:value-type="percentage" office:value="8.9720270978516162E-3" table:formula="msoxl:=D27/$D$30" table:style-name="ce6">
            <text:p>1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World Food Programme</text:p>
          </table:table-cell>
          <table:table-cell office:value-type="float" office:value="218061849" table:style-name="ce12">
            <text:p>218061849</text:p>
          </table:table-cell>
          <table:table-cell office:value-type="percentage" office:value="0.53840223737984472" table:formula="msoxl:=D28/$D$30" table:style-name="ce41">
            <text:p>54%</text:p>
          </table:table-cell>
          <table:table-cell table:number-columns-repeated="16379"/>
        </table:table-row>
        <table:table-row table:style-name="ro1">
          <table:table-cell/>
          <table:table-cell table:style-name="ce40"/>
          <table:table-cell office:value-type="string" table:style-name="ce11">
            <text:p>World Health Organization</text:p>
          </table:table-cell>
          <table:table-cell office:value-type="float" office:value="4270229" table:style-name="ce12">
            <text:p>4270229</text:p>
          </table:table-cell>
          <table:table-cell office:value-type="percentage" office:value="1.054334290141829E-2" table:formula="msoxl:=D29/$D$30" table:style-name="ce6">
            <text:p>1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2">
            <text:p>UN Agencies Total</text:p>
          </table:table-cell>
          <table:table-cell table:style-name="ce42"/>
          <table:table-cell office:value-type="float" office:value="405016610" table:style-name="ce5">
            <text:p>405016610</text:p>
          </table:table-cell>
          <table:table-cell office:value-type="percentage" office:value="1" table:formula="msoxl:=D30/$D$30" table:style-name="ce6">
            <text:p>100%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9">
            <text:p>Grand Total</text:p>
          </table:table-cell>
          <table:table-cell table:style-name="ce43"/>
          <table:table-cell office:value-type="float" office:value="405016610" table:style-name="ce20">
            <text:p>405016610</text:p>
          </table:table-cell>
          <table:table-cell office:value-type="percentage" office:value="1" table:formula="msoxl:=D31/$D$30" table:style-name="ce6">
            <text:p>100%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office:value-type="string" table:style-name="ce44">
            <text:p>Appealing Agency <text:s/>type</text:p>
          </table:table-cell>
          <table:table-cell office:value-type="string" table:style-name="ce44">
            <text:p>Total</text:p>
          </table:table-cell>
          <table:table-cell office:value-type="string" table:style-name="ce45">
            <text:p>UNHCR</text:p>
          </table:table-cell>
          <table:table-cell office:value-type="string" table:style-name="ce45">
            <text:p>WFP</text:p>
          </table:table-cell>
          <table:table-cell office:value-type="string" table:style-name="ce46">
            <text:p>Others</text:p>
          </table:table-cell>
          <table:table-cell office:value-type="string" table:style-name="ce45">
            <text:p>US$ m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47">
            <text:p>UN Agencies</text:p>
          </table:table-cell>
          <table:table-cell office:value-type="float" office:value="405.01661000000001" table:formula="msoxl:=C9/1000000" table:style-name="ce48">
            <text:p><text:s/>405.02<text:s/></text:p>
          </table:table-cell>
          <table:table-cell office:value-type="float" office:value="60.538263999999998" table:formula="msoxl:=D26/1000000" table:style-name="ce49">
            <text:p><text:s/>60.5<text:s/></text:p>
          </table:table-cell>
          <table:table-cell office:value-type="float" office:value="218.061849" table:formula="msoxl:=D28/1000000" table:style-name="ce50">
            <text:p><text:s/>218.1<text:s/></text:p>
          </table:table-cell>
          <table:table-cell office:value-type="float" office:value="126.41649700000001" table:formula="msoxl:=(D30-D28-D26)/1000000" table:style-name="ce51">
            <text:p><text:s/>126.4<text:s/></text:p>
          </table:table-cell>
          <table:table-cell table:style-name="ce50"/>
          <table:table-cell table:number-columns-repeated="16377"/>
        </table:table-row>
        <table:table-row table:style-name="ro1">
          <table:table-cell/>
          <table:table-cell office:value-type="string" table:style-name="ce52">
            <text:p>NGOs</text:p>
          </table:table-cell>
          <table:table-cell office:value-type="float" office:value="142.968827" table:formula="msoxl:=C10/1000000" table:style-name="ce53">
            <text:p><text:s/>142.97<text:s/></text:p>
          </table:table-cell>
          <table:table-cell table:style-name="ce54"/>
          <table:table-cell table:style-name="ce55"/>
          <table:table-cell table:style-name="ce1"/>
          <table:table-cell office:value-type="float" office:value="142.968827" table:formula="msoxl:=D10" table:style-name="ce50">
            <text:p><text:s/>143.0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2">
            <text:p>RCRC</text:p>
          </table:table-cell>
          <table:table-cell office:value-type="float" office:value="54.990560000000002" table:formula="msoxl:=C11/1000000" table:style-name="ce53">
            <text:p><text:s/>54.99<text:s/></text:p>
          </table:table-cell>
          <table:table-cell table:style-name="ce54"/>
          <table:table-cell table:style-name="ce55"/>
          <table:table-cell table:style-name="ce1"/>
          <table:table-cell office:value-type="float" office:value="54.990560000000002" table:formula="msoxl:=D11" table:style-name="ce50">
            <text:p><text:s/>55.0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2">
            <text:p>Other</text:p>
          </table:table-cell>
          <table:table-cell office:value-type="float" office:value="5.5886120000000004" table:formula="msoxl:=C12/1000000" table:style-name="ce53">
            <text:p><text:s/>5.59<text:s/></text:p>
          </table:table-cell>
          <table:table-cell table:style-name="ce54"/>
          <table:table-cell table:style-name="ce55"/>
          <table:table-cell table:style-name="ce1"/>
          <table:table-cell office:value-type="float" office:value="5.5886120000000004" table:formula="msoxl:=D12" table:style-name="ce50">
            <text:p><text:s/>5.6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2">
            <text:p>Government</text:p>
          </table:table-cell>
          <table:table-cell office:value-type="float" office:value="5.8292999999999998E-2" table:formula="msoxl:=C13/1000000" table:style-name="ce53">
            <text:p><text:s/>0.06<text:s/></text:p>
          </table:table-cell>
          <table:table-cell table:style-name="ce54"/>
          <table:table-cell table:style-name="ce55"/>
          <table:table-cell table:style-name="ce1"/>
          <table:table-cell office:value-type="float" office:value="5.8292999999999998E-2" table:formula="msoxl:=D13" table:style-name="ce50">
            <text:p><text:s/>0.1<text:s/></text:p>
          </table:table-cell>
          <table:table-cell table:number-columns-repeated="16377"/>
        </table:table-row>
        <table:table-row table:style-name="ro1">
          <table:table-cell/>
          <table:table-cell office:value-type="string" table:style-name="ce56">
            <text:p>Grand Total</text:p>
          </table:table-cell>
          <table:table-cell office:value-type="float" office:value="608.62290199999995" table:formula="msoxl:=C14/1000000" table:style-name="ce57">
            <text:p><text:s/>608.62<text:s/></text:p>
          </table:table-cell>
          <table:table-cell table:style-name="ce58"/>
          <table:table-cell table:style-name="ce59"/>
          <table:table-cell table:style-name="ce56"/>
          <table:table-cell office:value-type="float" office:value="608.62290199999995" table:formula="msoxl:=D14" table:style-name="ce60">
            <text:p><text:s/>608.6<text:s/>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1">
            <draw:frame xmlns:presentation="urn:oasis:names:tc:opendocument:xmlns:presentation:1.0" draw:z-index="1" draw:id="id3" draw:style-name="a3" draw:name="Chart 3" svg:x="0.29167in" svg:y="0.11458in" svg:width="5.09583in" svg:height="3.10625in" style:rel-width="scale" style:rel-height="scale">
              <draw:object xlink:href="Object 4/" xlink:type="simple" xlink:show="embed" xlink:actuate="onLoad"/>
              <svg:desc/>
            </draw:frame>
          </table:table-cell>
          <table:table-cell table:number-columns-repeated="16381"/>
        </table:table-row>
        <table:table-row table:number-rows-repeated="1048534" table:style-name="ro1">
          <table:table-cell table:number-columns-repeated="16384"/>
        </table:table-row>
      </table:table>
      <table:table table:name="Fig__6" table:style-name="ta1">
        <table:table-column table:style-name="co1" table:number-columns-repeated="2" table:default-cell-style-name="ce1"/>
        <table:table-column table:style-name="co7" table:default-cell-style-name="ce1"/>
        <table:table-column table:style-name="co15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93">
            <text:p>Title:</text:p>
          </table:table-cell>
          <table:table-cell office:value-type="string" table:style-name="ce94">
            <text:p>Humanitarian funding to South Sudan, 2012–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3">
            <text:p>Source:</text:p>
          </table:table-cell>
          <table:table-cell office:value-type="string" table:style-name="ce94">
            <text:p>Development Initiatives based on UN OCHA FTS data. Data downloaded on 16 July 201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93">
            <text:p>Notes:</text:p>
          </table:table-cell>
          <table:table-cell office:value-type="string" table:style-name="ce94">
            <text:p>2016 data is up to and including 16 July 2016.</text:p>
          </table:table-cell>
          <table:table-cell table:number-columns-repeated="16382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7">
            <text:p>Emergency year</text:p>
          </table:table-cell>
          <table:table-cell office:value-type="string" table:style-name="ce61">
            <text:p>Total</text:p>
          </table:table-cell>
          <table:table-cell office:value-type="string" table:style-name="ce22">
            <text:p>US$m</text:p>
          </table:table-cell>
          <table:table-cell table:style-name="ce1">
            <draw:frame xmlns:presentation="urn:oasis:names:tc:opendocument:xmlns:presentation:1.0" draw:z-index="1" draw:id="id4" draw:style-name="a4" draw:name="Chart 1" svg:x="0.4375in" svg:y="0.0625in" svg:width="5in" svg:height="3.10625in" style:rel-width="scale" style:rel-height="scale">
              <draw:object xlink:href="Object 5/" xlink:type="simple" xlink:show="embed" xlink:actuate="onLoad"/>
              <svg:desc/>
            </draw:frame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float" office:value="2012" table:style-name="ce23">
            <text:p>2012</text:p>
          </table:table-cell>
          <table:table-cell office:value-type="float" office:value="866987346" table:style-name="ce5">
            <text:p>866987346</text:p>
          </table:table-cell>
          <table:table-cell office:value-type="float" office:value="866.987346" table:formula="msoxl:=D6/1000000" table:style-name="ce9">
            <text:p><text:s/>867.0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3" table:style-name="ce13">
            <text:p>2013</text:p>
          </table:table-cell>
          <table:table-cell office:value-type="float" office:value="917085027" table:style-name="ce12">
            <text:p>917085027</text:p>
          </table:table-cell>
          <table:table-cell office:value-type="float" office:value="917.08502699999997" table:formula="msoxl:=D7/1000000" table:style-name="ce15">
            <text:p><text:s/>917.1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4" table:style-name="ce13">
            <text:p>2014</text:p>
          </table:table-cell>
          <table:table-cell office:value-type="float" office:value="2024492678" table:style-name="ce12">
            <text:p>2024492678</text:p>
          </table:table-cell>
          <table:table-cell office:value-type="float" office:value="2024.4926780000001" table:formula="msoxl:=D8/1000000" table:style-name="ce15">
            <text:p><text:s/>2,024.5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5" table:style-name="ce13">
            <text:p>2015</text:p>
          </table:table-cell>
          <table:table-cell office:value-type="float" office:value="1363235521" table:style-name="ce12">
            <text:p>1363235521</text:p>
          </table:table-cell>
          <table:table-cell office:value-type="float" office:value="1363.2355210000001" table:formula="msoxl:=D9/1000000" table:style-name="ce15">
            <text:p><text:s/>1,363.2<text:s/></text:p>
          </table:table-cell>
          <table:table-cell table:number-columns-repeated="16379"/>
        </table:table-row>
        <table:table-row table:style-name="ro1">
          <table:table-cell table:number-columns-repeated="2" table:style-name="ce1"/>
          <table:table-cell office:value-type="float" office:value="2016" table:style-name="ce16">
            <text:p>2016</text:p>
          </table:table-cell>
          <table:table-cell office:value-type="float" office:value="608622902" table:style-name="ce62">
            <text:p>608622902</text:p>
          </table:table-cell>
          <table:table-cell office:value-type="float" office:value="608.62290199999995" table:formula="msoxl:=D10/1000000" table:style-name="ce18">
            <text:p><text:s/>608.6<text:s/></text:p>
          </table:table-cell>
          <table:table-cell table:number-columns-repeated="16379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36P0">
      <number:text> </number:text>
      <number:number number:decimal-places="1" number:min-integer-digits="1" number:grouping="true"/>
      <number:text> </number:text>
    </number:number-style>
    <number:number-style style:name="N36P1">
      <number:text>-</number:text>
      <number:number number:decimal-places="1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1" number:min-integer-digits="1" number:grouping="true"/>
      <number:text> </number:text>
    </number:number-style>
    <number:number-style style:name="N37P1">
      <number:text>-</number:text>
      <number:number number:decimal-places="1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8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number:number-style style:name="N39">
      <number:number number:decimal-places="1" number:min-integer-digits="1"/>
    </number:number-style>
    <number:number-style style:name="N40P0">
      <number:text> </number:text>
      <number:number number:decimal-places="2" number:min-integer-digits="1" number:grouping="true"/>
      <number:text> </number:text>
    </number:number-style>
    <number:number-style style:name="N40P1">
      <number:text>-</number:text>
      <number:number number:decimal-places="2" number:min-integer-digits="1" number:grouping="true"/>
      <number:text> </number:text>
    </number:number-style>
    <number:number-style style:name="N4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style:style style:name="Comma" style:family="table-cell" style:data-style-name="N35"/>
    <style:style style:name="Comma_32_2" style:display-name="Comma 2" style:family="table-cell" style:data-style-name="N35"/>
    <style:style style:name="Comma_32_3" style:display-name="Comma 3" style:family="table-cell" style:data-style-name="N40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fo:color="#000000"/>
    </style:style>
    <style:style style:name="Percent" style:family="table-cell" style:data-style-name="N13"/>
    <style:style style:name="Percent_32_2" style:display-name="Percent 2" style:family="table-cell" style:data-style-name="N13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lylaas</meta:initial-creator>
    <dc:creator>simonm</dc:creator>
    <meta:creation-date>2016-07-18T10:03:01Z</meta:creation-date>
    <dc:date>2016-07-19T14:46:39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P5">
      <style:graphic-properties draw:fill="solid" draw:fill-color="#ffc000" draw:opacity="100%" draw:stroke="none"/>
    </style:style>
    <style:style style:family="chart" style:name="G0S0P6">
      <style:graphic-properties draw:fill="solid" draw:fill-color="#ffc000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7.5pt" chart:style-name="Crt0">
        <chart:plot-area chart:style-name="Plt0">
          <chart:axis chart:dimension="x" chart:name="primary-x" chart:style-name="Axs0">
            <chart:categories table:cell-range-address="Fig__1.$E$7:.$E$16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_1.$G$7:.$G$16" chart:class="chart:bar" chart:attached-axis="primary-y" chart:style-name="G0S0">
            <chart:data-point chart:repeated="5"/>
            <chart:data-point chart:style-name="G0S0P5"/>
            <chart:data-point chart:style-name="G0S0P6"/>
            <chart:data-point chart:repeated="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fals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4.5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_3.$D$11:.$H$11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3.$C$12" chart:values-cell-range-address="Fig__3.$D$12:.$H$12" chart:class="chart:bar" chart:attached-axis="primary-y" chart:style-name="G0S0">
            <chart:data-point chart:repeated="5"/>
          </chart:series>
          <chart:series chart:label-cell-address="Fig__3.$C$13" chart:values-cell-range-address="Fig__3.$D$13:.$H$13" chart:class="chart:bar" chart:attached-axis="primary-y" chart:style-name="G0S1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one" chart:connect-bars="false" chart:solid-type="cuboid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pie-offset="0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0P0" style:data-style-name="N0">
      <style:chart-properties chart:link-data-style-to-source="true" chart:data-label-number="value" chart:data-label-text="true" chart:data-label-symbol="false"/>
      <style:graphic-properties draw:fill="solid" draw:fill-color="#4572a7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1" style:data-style-name="N0">
      <style:chart-properties chart:link-data-style-to-source="true" chart:data-label-number="value" chart:data-label-text="true" chart:data-label-symbol="false"/>
      <style:graphic-properties draw:fill="solid" draw:fill-color="#aa4643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2" style:data-style-name="N0">
      <style:chart-properties chart:link-data-style-to-source="true" chart:data-label-number="value" chart:data-label-text="true" chart:data-label-symbol="false"/>
      <style:graphic-properties draw:fill="solid" draw:fill-color="#89a54e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 style:data-style-name="N0">
      <style:chart-properties chart:link-data-style-to-source="true" chart:data-label-number="value" chart:data-label-text="true" chart:data-label-symbol="false"/>
      <style:graphic-properties draw:fill="solid" draw:fill-color="#71588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 style:data-style-name="N0">
      <style:chart-properties chart:link-data-style-to-source="true" chart:data-label-number="value" chart:data-label-text="true" chart:data-label-symbol="false"/>
      <style:graphic-properties draw:fill="solid" draw:fill-color="#4198a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5" style:data-style-name="N0">
      <style:chart-properties chart:link-data-style-to-source="true" chart:data-label-number="value" chart:data-label-text="true" chart:data-label-symbol="false"/>
      <style:graphic-properties draw:fill="solid" draw:fill-color="#db843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connect-bars="false" chart:pie-offset="0" chart:solid-type="cuboid" chart:link-data-style-to-source="true" chart:data-label-number="value" chart:data-label-text="tru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circle" svg:height="223.65pt" svg:width="366.0pt" chart:style-name="Crt0">
        <chart:plot-area chart:style-name="Plt0">
          <chart:axis chart:dimension="x">
            <chart:categories table:cell-range-address="Fig__4.$E$8:.$E$13"/>
          </chart:axis>
          <chart:axis chart:dimension="y"/>
          <chart:series chart:values-cell-range-address="Fig__4.$G$8:.$G$13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true" chart:connect-bars="false" chart:solid-type="cuboid" chart:stacked="tru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vertical="tru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3P3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P4" style:data-style-name="N0">
      <style:chart-properties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4f81b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9bbb59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 style:data-style-name="N0">
      <style:chart-properties chart:symbol-type="none" chart:vertical="true" chart:connect-bars="false" chart:solid-type="cuboid" chart:stacked="true" chart:percentage="false" chart:link-data-style-to-source="true" chart:data-label-number="value" chart:data-label-text="false" chart:data-label-symbol="false"/>
      <style:graphic-properties draw:fill="solid" draw:fill-color="#8064a2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6.9pt" chart:style-name="Crt0">
        <chart:legend chart:legend-position="bottom" chart:legend-align="center" chart:style-name="Lgnd"/>
        <chart:plot-area chart:style-name="Plt0">
          <chart:axis chart:dimension="x" chart:name="primary-x" chart:style-name="Axs0">
            <chart:categories table:cell-range-address="Fig__5.$B$35:.$B$39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label-cell-address="Fig__5.$D$34" chart:values-cell-range-address="Fig__5.$D$35:.$D$39" chart:class="chart:bar" chart:attached-axis="primary-y" chart:style-name="G0S0">
            <chart:data-point chart:repeated="5"/>
          </chart:series>
          <chart:series chart:label-cell-address="Fig__5.$E$34" chart:values-cell-range-address="Fig__5.$E$35:.$E$39" chart:class="chart:bar" chart:attached-axis="primary-y" chart:style-name="G0S1">
            <chart:data-point chart:repeated="5"/>
          </chart:series>
          <chart:series chart:label-cell-address="Fig__5.$F$34" chart:values-cell-range-address="Fig__5.$F$35:.$F$39" chart:class="chart:bar" chart:attached-axis="primary-y" chart:style-name="G0S2">
            <chart:data-point chart:repeated="5"/>
          </chart:series>
          <chart:series chart:values-cell-range-address="Fig__5.$G$35:.$G$39" chart:class="chart:bar" chart:attached-axis="primary-y" chart:style-name="G0S3">
            <chart:data-point chart:repeated="3"/>
            <chart:data-point chart:style-name="G0S3P3"/>
            <chart:data-point chart:style-name="G0S3P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family="chart" style:name="GMa1">
      <style:graphic-properties draw:fill="none" draw:stroke="dash" draw:stroke-dash="a1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GB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0S0" style:data-style-name="N0">
      <style:chart-properties chart:symbol-type="none" chart:vertical="false" chart:connect-bars="false" chart:solid-type="cuboid" chart:stacked="false" chart:percentage="false" chart:link-data-style-to-source="true" chart:data-label-number="value" chart:data-label-text="false" chart:data-label-symbol="false"/>
      <style:graphic-properties draw:fill="solid" draw:fill-color="#c0504d" draw:opacity="100%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">
      <style:chart-properties chart:gap-width="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223.65pt" svg:width="360.0pt" chart:style-name="Crt0">
        <chart:plot-area chart:style-name="Plt0">
          <chart:axis chart:dimension="x" chart:name="primary-x" chart:style-name="Axs0">
            <chart:categories table:cell-range-address="Fig__6.$C$6:.$C$10"/>
          </chart:axis>
          <chart:axis chart:dimension="y" chart:name="primary-y" chart:style-name="Axs1">
            <chart:title chart:style-name="AT01">
              <text:p text:style-name="a0" text:class-names="" text:cond-style-name="">US$ millions</text:p>
            </chart:title>
            <chart:grid chart:class="major" chart:style-name="GMa1"/>
          </chart:axis>
          <chart:series chart:values-cell-range-address="Fig__6.$E$6:.$E$10" chart:class="chart:bar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draw:stroke-dash draw:name="a1" draw:display-name="SysDot" draw:style="rect" draw:dots1="1" draw:dots1-length="0.01042in" draw:dots2="0" draw:dots2-length="0in" draw:distance="0.01042in"/>
  </office:styles>
</office:document-styles>
</file>